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Pictures/10000000000000080000000894642C6FA7144733.png" manifest:media-type="image/png"/>
  <manifest:file-entry manifest:full-path="Object 1/Pictures/100000000000000800000008B2AA4E6A4F6D2D73.png" manifest:media-type="image/png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9.8429in" svg:height="5.9295in" svg:x="1.2465in" svg:y="5.1031in">
            <draw:object draw:notify-on-update-of-ranges="Sheet1.C11:Sheet1.C20 Sheet1.D10:Sheet1.D10 Sheet1.D11:Sheet1.D20 Sheet1.C11:Sheet1.C20 Sheet1.H10:Sheet1.H10 Sheet1.H11:Sheet1.H20 Sheet1.C11:Sheet1.C20 Sheet1.J10:Sheet1.J10 Sheet1.J11:Sheet1.J20 Sheet1.C11:Sheet1.C20 Sheet1.L10:Sheet1.L10 Sheet1.L11:Sheet1.L2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50" table:default-cell-style-name="Default"/>
        <table:table-row table:style-name="ro1" table:number-rows-repeated="8">
          <table:table-cell table:number-columns-repeated="50"/>
        </table:table-row>
        <table:table-row table:style-name="ro1">
          <table:table-cell table:number-columns-repeated="14"/>
          <table:table-cell office:value-type="string" calcext:value-type="string">
            <text:p>N=30</text:p>
          </table:table-cell>
          <table:table-cell table:number-columns-repeated="8"/>
          <table:table-cell office:value-type="string" calcext:value-type="string">
            <text:p>N=5</text:p>
          </table:table-cell>
          <table:table-cell table:number-columns-repeated="6"/>
          <table:table-cell office:value-type="string" calcext:value-type="string">
            <text:p>N=20</text:p>
          </table:table-cell>
          <table:table-cell table:number-columns-repeated="6"/>
          <table:table-cell office:value-type="string" calcext:value-type="string">
            <text:p>N=10</text:p>
          </table:table-cell>
          <table:table-cell table:number-columns-repeated="6"/>
          <table:table-cell office:value-type="string" calcext:value-type="string">
            <text:p>N=5,C=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p </text:p>
          </table:table-cell>
          <table:table-cell office:value-type="string" calcext:value-type="string">
            <text:p>N=30,C=6</text:p>
          </table:table-cell>
          <table:table-cell office:value-type="string" calcext:value-type="string">
            <text:p>95% CI</text:p>
          </table:table-cell>
          <table:table-cell office:value-type="string" calcext:value-type="string">
            <text:p>N=5,C=100</text:p>
          </table:table-cell>
          <table:table-cell office:value-type="string" calcext:value-type="string">
            <text:p>95% CI</text:p>
          </table:table-cell>
          <table:table-cell office:value-type="string" calcext:value-type="string">
            <text:p>N=20,C=6</text:p>
          </table:table-cell>
          <table:table-cell office:value-type="string" calcext:value-type="string">
            <text:p>95% CI</text:p>
          </table:table-cell>
          <table:table-cell office:value-type="string" calcext:value-type="string">
            <text:p>N=10, C=6</text:p>
          </table:table-cell>
          <table:table-cell office:value-type="string" calcext:value-type="string">
            <text:p>95% CI</text:p>
          </table:table-cell>
          <table:table-cell office:value-type="string" calcext:value-type="string">
            <text:p>N=5,C=6</text:p>
          </table:table-cell>
          <table:table-cell office:value-type="string" calcext:value-type="string">
            <text:p>95% CI</text:p>
          </table:table-cell>
          <table:table-cell/>
          <table:table-cell office:value-type="string" calcext:value-type="string">
            <text:p>Experiment</text:p>
          </table:table-cell>
          <table:table-cell office:value-type="string" calcext:value-type="string">
            <text:p>Measurement</text:p>
          </table:table-cell>
          <table:table-cell office:value-type="string" calcext:value-type="string">
            <text:p>Replication</text:p>
          </table:table-cell>
          <table:table-cell office:value-type="string" calcext:value-type="string">
            <text:p>Modul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Value</text:p>
          </table:table-cell>
          <table:table-cell table:number-columns-repeated="3"/>
          <table:table-cell office:value-type="string" calcext:value-type="string">
            <text:p>Experiment</text:p>
          </table:table-cell>
          <table:table-cell office:value-type="string" calcext:value-type="string">
            <text:p>Measurement</text:p>
          </table:table-cell>
          <table:table-cell office:value-type="string" calcext:value-type="string">
            <text:p>Replication</text:p>
          </table:table-cell>
          <table:table-cell office:value-type="string" calcext:value-type="string">
            <text:p>Modul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Experiment</text:p>
          </table:table-cell>
          <table:table-cell office:value-type="string" calcext:value-type="string">
            <text:p>Measurement</text:p>
          </table:table-cell>
          <table:table-cell office:value-type="string" calcext:value-type="string">
            <text:p>Replication</text:p>
          </table:table-cell>
          <table:table-cell office:value-type="string" calcext:value-type="string">
            <text:p>Modul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Experiment</text:p>
          </table:table-cell>
          <table:table-cell office:value-type="string" calcext:value-type="string">
            <text:p>Measurement</text:p>
          </table:table-cell>
          <table:table-cell office:value-type="string" calcext:value-type="string">
            <text:p>Replication</text:p>
          </table:table-cell>
          <table:table-cell office:value-type="string" calcext:value-type="string">
            <text:p>Modul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Experiment</text:p>
          </table:table-cell>
          <table:table-cell office:value-type="string" calcext:value-type="string">
            <text:p>Measurement</text:p>
          </table:table-cell>
          <table:table-cell office:value-type="string" calcext:value-type="string">
            <text:p>Replication</text:p>
          </table:table-cell>
          <table:table-cell office:value-type="string" calcext:value-type="string">
            <text:p>Modul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Value</text:p>
          </table:table-cell>
        </table:table-row>
        <table:table-row table:style-name="ro1">
          <table:table-cell table:number-columns-repeated="2"/>
          <table:table-cell office:value-type="float" office:value="0.1" calcext:value-type="float">
            <text:p>0.1</text:p>
          </table:table-cell>
          <table:table-cell office:value-type="float" office:value="1.67518328928074" calcext:value-type="float">
            <text:p>1.67518328928074</text:p>
          </table:table-cell>
          <table:table-cell/>
          <table:table-cell office:value-type="float" office:value="0.49751266928491" calcext:value-type="float">
            <text:p>0.49751266928491</text:p>
          </table:table-cell>
          <table:table-cell/>
          <table:table-cell office:value-type="float" office:value="1.34855310678621" calcext:value-type="float">
            <text:p>1.34855310678621</text:p>
          </table:table-cell>
          <table:table-cell/>
          <table:table-cell office:value-type="float" office:value="0.823090502009998" calcext:value-type="float">
            <text:p>0.823090502009998</text:p>
          </table:table-cell>
          <table:table-cell/>
          <table:table-cell office:value-type="float" office:value="0.457600851648226" calcext:value-type="float">
            <text:p>0.457600851648226</text:p>
          </table:table-cell>
          <table:table-cell table:number-columns-repeated="2"/>
          <table:table-cell office:value-type="string" calcext:value-type="string">
            <text:p>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6760234989226" calcext:value-type="float">
            <text:p>1.6760234989226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2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49803631785651" calcext:value-type="float">
            <text:p>0.49803631785651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3494270006032" calcext:value-type="float">
            <text:p>1.3494270006032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8230833441228" calcext:value-type="float">
            <text:p>0.8230833441228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45755636046699" calcext:value-type="float">
            <text:p>0.45755636046699</text:p>
          </table:table-cell>
        </table:table-row>
        <table:table-row table:style-name="ro1">
          <table:table-cell table:number-columns-repeated="2"/>
          <table:table-cell office:value-type="float" office:value="0.2" calcext:value-type="float">
            <text:p>0.2</text:p>
          </table:table-cell>
          <table:table-cell office:value-type="float" office:value="1.95294889163274" calcext:value-type="float">
            <text:p>1.95294889163274</text:p>
          </table:table-cell>
          <table:table-cell/>
          <table:table-cell office:value-type="float" office:value="0.714395423443413" calcext:value-type="float">
            <text:p>0.714395423443413</text:p>
          </table:table-cell>
          <table:table-cell/>
          <table:table-cell office:value-type="float" office:value="1.77607521816643" calcext:value-type="float">
            <text:p>1.77607521816643</text:p>
          </table:table-cell>
          <table:table-cell/>
          <table:table-cell office:value-type="float" office:value="1.29336303706146" calcext:value-type="float">
            <text:p>1.29336303706146</text:p>
          </table:table-cell>
          <table:table-cell/>
          <table:table-cell office:value-type="float" office:value="0.714397107652168" calcext:value-type="float">
            <text:p>0.714397107652168</text:p>
          </table:table-cell>
          <table:table-cell table:number-columns-repeated="2"/>
          <table:table-cell office:value-type="string" calcext:value-type="string">
            <text:p>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1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6755256047099" calcext:value-type="float">
            <text:p>1.6755256047099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2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49837000171579" calcext:value-type="float">
            <text:p>0.4983700017157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3489754221311" calcext:value-type="float">
            <text:p>1.3489754221311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82250860788568" calcext:value-type="float">
            <text:p>0.82250860788568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4591374114343" calcext:value-type="float">
            <text:p>0.4591374114343</text:p>
          </table:table-cell>
        </table:table-row>
        <table:table-row table:style-name="ro1">
          <table:table-cell table:number-columns-repeated="2"/>
          <table:table-cell office:value-type="float" office:value="0.3" calcext:value-type="float">
            <text:p>0.3</text:p>
          </table:table-cell>
          <table:table-cell office:value-type="float" office:value="2.01476268621471" calcext:value-type="float">
            <text:p>2.01476268621471</text:p>
          </table:table-cell>
          <table:table-cell/>
          <table:table-cell office:value-type="float" office:value="0.714395914670966" calcext:value-type="float">
            <text:p>0.714395914670966</text:p>
          </table:table-cell>
          <table:table-cell/>
          <table:table-cell office:value-type="float" office:value="1.89919098330774" calcext:value-type="float">
            <text:p>1.89919098330774</text:p>
          </table:table-cell>
          <table:table-cell/>
          <table:table-cell office:value-type="float" office:value="1.42856319549737" calcext:value-type="float">
            <text:p>1.42856319549737</text:p>
          </table:table-cell>
          <table:table-cell/>
          <table:table-cell office:value-type="float" office:value="0.714396616424614" calcext:value-type="float">
            <text:p>0.714396616424614</text:p>
          </table:table-cell>
          <table:table-cell table:number-columns-repeated="2"/>
          <table:table-cell office:value-type="string" calcext:value-type="string">
            <text:p>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1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6760245515531" calcext:value-type="float">
            <text:p>1.6760245515531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2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49757842360166" calcext:value-type="float">
            <text:p>0.4975784236016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1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347875423289" calcext:value-type="float">
            <text:p>1.347875423289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1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82276229182917" calcext:value-type="float">
            <text:p>0.82276229182917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45733846595951" calcext:value-type="float">
            <text:p>0.45733846595951</text:p>
          </table:table-cell>
        </table:table-row>
        <table:table-row table:style-name="ro1">
          <table:table-cell table:number-columns-repeated="2"/>
          <table:table-cell office:value-type="float" office:value="0.4" calcext:value-type="float">
            <text:p>0.4</text:p>
          </table:table-cell>
          <table:table-cell office:value-type="float" office:value="2.03946451986191" calcext:value-type="float">
            <text:p>2.03946451986191</text:p>
          </table:table-cell>
          <table:table-cell/>
          <table:table-cell office:value-type="float" office:value="0.714397037476802" calcext:value-type="float">
            <text:p>0.714397037476802</text:p>
          </table:table-cell>
          <table:table-cell/>
          <table:table-cell office:value-type="float" office:value="1.94975156166502" calcext:value-type="float">
            <text:p>1.94975156166502</text:p>
          </table:table-cell>
          <table:table-cell/>
          <table:table-cell office:value-type="float" office:value="1.42866672922299" calcext:value-type="float">
            <text:p>1.42866672922299</text:p>
          </table:table-cell>
          <table:table-cell/>
          <table:table-cell office:value-type="float" office:value="0.714396686599979" calcext:value-type="float">
            <text:p>0.714396686599979</text:p>
          </table:table-cell>
          <table:table-cell table:number-columns-repeated="2"/>
          <table:table-cell office:value-type="string" calcext:value-type="string">
            <text:p>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1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6732729755021" calcext:value-type="float">
            <text:p>1.6732729755021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2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49694789794958" calcext:value-type="float">
            <text:p>0.49694789794958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1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3464385826962" calcext:value-type="float">
            <text:p>1.3464385826962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1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82195281899703" calcext:value-type="float">
            <text:p>0.8219528189970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45788267591297" calcext:value-type="float">
            <text:p>0.45788267591297</text:p>
          </table:table-cell>
        </table:table-row>
        <table:table-row table:style-name="ro1">
          <table:table-cell table:number-columns-repeated="2"/>
          <table:table-cell office:value-type="float" office:value="0.5" calcext:value-type="float">
            <text:p>0.5</text:p>
          </table:table-cell>
          <table:table-cell office:value-type="float" office:value="2.05444794268638" calcext:value-type="float">
            <text:p>2.05444794268638</text:p>
          </table:table-cell>
          <table:table-cell/>
          <table:table-cell office:value-type="float" office:value="0.714396756775344" calcext:value-type="float">
            <text:p>0.714396756775344</text:p>
          </table:table-cell>
          <table:table-cell/>
          <table:table-cell office:value-type="float" office:value="1.97722518186823" calcext:value-type="float">
            <text:p>1.97722518186823</text:p>
          </table:table-cell>
          <table:table-cell/>
          <table:table-cell office:value-type="float" office:value="1.42867875928553" calcext:value-type="float">
            <text:p>1.42867875928553</text:p>
          </table:table-cell>
          <table:table-cell/>
          <table:table-cell office:value-type="float" office:value="0.714396511161568" calcext:value-type="float">
            <text:p>0.714396511161568</text:p>
          </table:table-cell>
          <table:table-cell table:number-columns-repeated="2"/>
          <table:table-cell office:value-type="string" calcext:value-type="string">
            <text:p>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1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6736024488395" calcext:value-type="float">
            <text:p>1.6736024488395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2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49785947593739" calcext:value-type="float">
            <text:p>0.4978594759373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1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3488806853888" calcext:value-type="float">
            <text:p>1.3488806853888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1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8229022916818" calcext:value-type="float">
            <text:p>0.8229022916818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45804057048361" calcext:value-type="float">
            <text:p>0.45804057048361</text:p>
          </table:table-cell>
        </table:table-row>
        <table:table-row table:style-name="ro1">
          <table:table-cell table:number-columns-repeated="2"/>
          <table:table-cell office:value-type="float" office:value="0.6" calcext:value-type="float">
            <text:p>0.6</text:p>
          </table:table-cell>
          <table:table-cell office:value-type="float" office:value="2.06478063356424" calcext:value-type="float">
            <text:p>2.06478063356424</text:p>
          </table:table-cell>
          <table:table-cell/>
          <table:table-cell office:value-type="float" office:value="0.714396791863025" calcext:value-type="float">
            <text:p>0.714396791863025</text:p>
          </table:table-cell>
          <table:table-cell/>
          <table:table-cell office:value-type="float" office:value="1.99238313082478" calcext:value-type="float">
            <text:p>1.99238313082478</text:p>
          </table:table-cell>
          <table:table-cell/>
          <table:table-cell office:value-type="float" office:value="1.42846748131242" calcext:value-type="float">
            <text:p>1.42846748131242</text:p>
          </table:table-cell>
          <table:table-cell/>
          <table:table-cell office:value-type="float" office:value="0.714397388353626" calcext:value-type="float">
            <text:p>0.714397388353626</text:p>
          </table:table-cell>
          <table:table-cell table:number-columns-repeated="2"/>
          <table:table-cell office:value-type="string" calcext:value-type="string">
            <text:p>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1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6767613928827" calcext:value-type="float">
            <text:p>1.6767613928827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2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49761631829861" calcext:value-type="float">
            <text:p>0.49761631829861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1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3482112124093" calcext:value-type="float">
            <text:p>1.3482112124093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1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82313176512446" calcext:value-type="float">
            <text:p>0.8231317651244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45799109685148" calcext:value-type="float">
            <text:p>0.45799109685148</text:p>
          </table:table-cell>
        </table:table-row>
        <table:table-row table:style-name="ro1">
          <table:table-cell table:number-columns-repeated="2"/>
          <table:table-cell office:value-type="float" office:value="0.7" calcext:value-type="float">
            <text:p>0.7</text:p>
          </table:table-cell>
          <table:table-cell office:value-type="float" office:value="2.07167073157467" calcext:value-type="float">
            <text:p>2.07167073157467</text:p>
          </table:table-cell>
          <table:table-cell/>
          <table:table-cell office:value-type="float" office:value="0.714397072564486" calcext:value-type="float">
            <text:p>0.714397072564486</text:p>
          </table:table-cell>
          <table:table-cell/>
          <table:table-cell office:value-type="float" office:value="2.00924977973707" calcext:value-type="float">
            <text:p>2.00924977973707</text:p>
          </table:table-cell>
          <table:table-cell/>
          <table:table-cell office:value-type="float" office:value="1.4285341353776" calcext:value-type="float">
            <text:p>1.4285341353776</text:p>
          </table:table-cell>
          <table:table-cell/>
          <table:table-cell office:value-type="float" office:value="0.714396897126073" calcext:value-type="float">
            <text:p>0.714396897126073</text:p>
          </table:table-cell>
          <table:table-cell table:number-columns-repeated="2"/>
          <table:table-cell office:value-type="string" calcext:value-type="string">
            <text:p>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2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6757140255642" calcext:value-type="float">
            <text:p>1.6757140255642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2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49756158151412" calcext:value-type="float">
            <text:p>0.49756158151412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1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3494406847993" calcext:value-type="float">
            <text:p>1.3494406847993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1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82254860784357" calcext:value-type="float">
            <text:p>0.82254860784357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45755741309746" calcext:value-type="float">
            <text:p>0.45755741309746</text:p>
          </table:table-cell>
        </table:table-row>
        <table:table-row table:style-name="ro1">
          <table:table-cell table:number-columns-repeated="2"/>
          <table:table-cell office:value-type="float" office:value="0.8" calcext:value-type="float">
            <text:p>0.8</text:p>
          </table:table-cell>
          <table:table-cell office:value-type="float" office:value="2.08133970385295" calcext:value-type="float">
            <text:p>2.08133970385295</text:p>
          </table:table-cell>
          <table:table-cell/>
          <table:table-cell office:value-type="float" office:value="0.714396686599979" calcext:value-type="float">
            <text:p>0.714396686599979</text:p>
          </table:table-cell>
          <table:table-cell/>
          <table:table-cell office:value-type="float" office:value="2.01853885767838" calcext:value-type="float">
            <text:p>2.01853885767838</text:p>
          </table:table-cell>
          <table:table-cell/>
          <table:table-cell office:value-type="float" office:value="1.42859172930193" calcext:value-type="float">
            <text:p>1.42859172930193</text:p>
          </table:table-cell>
          <table:table-cell/>
          <table:table-cell office:value-type="float" office:value="0.714396756775344" calcext:value-type="float">
            <text:p>0.714396756775344</text:p>
          </table:table-cell>
          <table:table-cell table:number-columns-repeated="2"/>
          <table:table-cell office:value-type="string" calcext:value-type="string">
            <text:p>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2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6769392874323" calcext:value-type="float">
            <text:p>1.6769392874323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2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49895315899667" calcext:value-type="float">
            <text:p>0.49895315899667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2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3483017386297" calcext:value-type="float">
            <text:p>1.3483017386297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2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82175913499038" calcext:value-type="float">
            <text:p>0.82175913499038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2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45756372888029" calcext:value-type="float">
            <text:p>0.45756372888029</text:p>
          </table:table-cell>
        </table:table-row>
        <table:table-row table:style-name="ro1">
          <table:table-cell table:number-columns-repeated="2"/>
          <table:table-cell office:value-type="float" office:value="0.9" calcext:value-type="float">
            <text:p>0.9</text:p>
          </table:table-cell>
          <table:table-cell office:value-type="float" office:value="2.0895147829669" calcext:value-type="float">
            <text:p>2.0895147829669</text:p>
          </table:table-cell>
          <table:table-cell/>
          <table:table-cell office:value-type="float" office:value="0.714396862038391" calcext:value-type="float">
            <text:p>0.714396862038391</text:p>
          </table:table-cell>
          <table:table-cell/>
          <table:table-cell office:value-type="float" office:value="2.02939305677923" calcext:value-type="float">
            <text:p>2.02939305677923</text:p>
          </table:table-cell>
          <table:table-cell/>
          <table:table-cell office:value-type="float" office:value="1.42840131596854" calcext:value-type="float">
            <text:p>1.42840131596854</text:p>
          </table:table-cell>
          <table:table-cell/>
          <table:table-cell office:value-type="float" office:value="0.714396616424615" calcext:value-type="float">
            <text:p>0.714396616424615</text:p>
          </table:table-cell>
          <table:table-cell table:number-columns-repeated="2"/>
          <table:table-cell office:value-type="string" calcext:value-type="string">
            <text:p>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2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6757750781315" calcext:value-type="float">
            <text:p>1.6757750781315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2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49768052875734" calcext:value-type="float">
            <text:p>0.49768052875734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2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350519631032" calcext:value-type="float">
            <text:p>1.350519631032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2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82417913244302" calcext:value-type="float">
            <text:p>0.82417913244302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2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45823425449026" calcext:value-type="float">
            <text:p>0.45823425449026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.10049891175554" calcext:value-type="float">
            <text:p>2.10049891175554</text:p>
          </table:table-cell>
          <table:table-cell/>
          <table:table-cell office:value-type="float" office:value="0.714396826950708" calcext:value-type="float">
            <text:p>0.714396826950708</text:p>
          </table:table-cell>
          <table:table-cell/>
          <table:table-cell office:value-type="float" office:value="2.03930683581737" calcext:value-type="float">
            <text:p>2.03930683581737</text:p>
          </table:table-cell>
          <table:table-cell/>
          <table:table-cell office:value-type="float" office:value="1.42905963607759" calcext:value-type="float">
            <text:p>1.42905963607759</text:p>
          </table:table-cell>
          <table:table-cell/>
          <table:table-cell office:value-type="float" office:value="0.714397388353626" calcext:value-type="float">
            <text:p>0.714397388353626</text:p>
          </table:table-cell>
          <table:table-cell table:number-columns-repeated="2"/>
          <table:table-cell office:value-type="string" calcext:value-type="string">
            <text:p>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2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6749908684307" calcext:value-type="float">
            <text:p>1.6749908684307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2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49729631863545" calcext:value-type="float">
            <text:p>0.49729631863545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2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348219633453" calcext:value-type="float">
            <text:p>1.348219633453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2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8246033425228" calcext:value-type="float">
            <text:p>0.8246033425228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2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45732583439386" calcext:value-type="float">
            <text:p>0.45732583439386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1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674057185203" calcext:value-type="float">
            <text:p>1.674057185203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1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49810263357618" calcext:value-type="float">
            <text:p>0.49810263357618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2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3493648954054" calcext:value-type="float">
            <text:p>1.3493648954054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2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82280966020036" calcext:value-type="float">
            <text:p>0.8228096602003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2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45673320343873" calcext:value-type="float">
            <text:p>0.45673320343873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2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6755529731021" calcext:value-type="float">
            <text:p>1.6755529731021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1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4972984238964" calcext:value-type="float">
            <text:p>0.4972984238964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2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350101736735" calcext:value-type="float">
            <text:p>1.350101736735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2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82424544816269" calcext:value-type="float">
            <text:p>0.8242454481626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2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45807320202821" calcext:value-type="float">
            <text:p>0.4580732020282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2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6767940244273" calcext:value-type="float">
            <text:p>1.6767940244273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1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4966468456349" calcext:value-type="float">
            <text:p>0.496646845634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2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3468417401666" calcext:value-type="float">
            <text:p>1.3468417401666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2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82316755456047" calcext:value-type="float">
            <text:p>0.82316755456047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2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45803425470078" calcext:value-type="float">
            <text:p>0.45803425470078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2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6736466593193" calcext:value-type="float">
            <text:p>1.6736466593193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1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49728263443933" calcext:value-type="float">
            <text:p>0.4972826344393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2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3500869999084" calcext:value-type="float">
            <text:p>1.3500869999084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2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82378334338595" calcext:value-type="float">
            <text:p>0.82378334338595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2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45769741295009" calcext:value-type="float">
            <text:p>0.45769741295009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2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6766719192927" calcext:value-type="float">
            <text:p>1.6766719192927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1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49760052884155" calcext:value-type="float">
            <text:p>0.49760052884155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2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3472691081378" calcext:value-type="float">
            <text:p>1.3472691081378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2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82378860653831" calcext:value-type="float">
            <text:p>0.82378860653831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2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45849109632516" calcext:value-type="float">
            <text:p>0.45849109632516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2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673927711655" calcext:value-type="float">
            <text:p>1.673927711655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1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49704473995291" calcext:value-type="float">
            <text:p>0.49704473995291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2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3492922639029" calcext:value-type="float">
            <text:p>1.3492922639029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2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82325492288955" calcext:value-type="float">
            <text:p>0.82325492288955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2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45726162393513" calcext:value-type="float">
            <text:p>0.45726162393513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1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6731866598035" calcext:value-type="float">
            <text:p>1.6731866598035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1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49696474003712" calcext:value-type="float">
            <text:p>0.49696474003712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1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345470162663" calcext:value-type="float">
            <text:p>1.345470162663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1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82150650367736" calcext:value-type="float">
            <text:p>0.8215065036773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45739846589635" calcext:value-type="float">
            <text:p>0.45739846589635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2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6760656041415" calcext:value-type="float">
            <text:p>1.6760656041415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1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49666789824432" calcext:value-type="float">
            <text:p>0.49666789824432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2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3488312117566" calcext:value-type="float">
            <text:p>1.3488312117566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2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82246018688401" calcext:value-type="float">
            <text:p>0.82246018688401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2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45769425505868" calcext:value-type="float">
            <text:p>0.45769425505868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6702919260085" calcext:value-type="float">
            <text:p>1.6702919260085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49628263549196" calcext:value-type="float">
            <text:p>0.4962826354919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3493870006453" calcext:value-type="float">
            <text:p>1.3493870006453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1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82401386945908" calcext:value-type="float">
            <text:p>0.82401386945908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45725109763042" calcext:value-type="float">
            <text:p>0.45725109763042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6726677129814" calcext:value-type="float">
            <text:p>1.6726677129814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49638158275623" calcext:value-type="float">
            <text:p>0.4963815827562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3503733153965" calcext:value-type="float">
            <text:p>1.3503733153965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82395597478318" calcext:value-type="float">
            <text:p>0.82395597478318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45674057185203" calcext:value-type="float">
            <text:p>0.45674057185203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6774856026467" calcext:value-type="float">
            <text:p>1.6774856026467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1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49719947663213" calcext:value-type="float">
            <text:p>0.4971994766321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3504196311372" calcext:value-type="float">
            <text:p>1.3504196311372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82282755491836" calcext:value-type="float">
            <text:p>0.8228275549183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1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45722688712959" calcext:value-type="float">
            <text:p>0.45722688712959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674906657993" calcext:value-type="float">
            <text:p>1.674906657993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1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49770684451911" calcext:value-type="float">
            <text:p>0.49770684451911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3497206845045" calcext:value-type="float">
            <text:p>1.3497206845045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82362544881532" calcext:value-type="float">
            <text:p>0.82362544881532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1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457393202744" calcext:value-type="float">
            <text:p>0.457393202744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6766498140528" calcext:value-type="float">
            <text:p>1.6766498140528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4979857915939" calcext:value-type="float">
            <text:p>0.497985791593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3467038455749" calcext:value-type="float">
            <text:p>1.3467038455749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82431913229565" calcext:value-type="float">
            <text:p>0.82431913229565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1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45714478195286" calcext:value-type="float">
            <text:p>0.45714478195286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6726571866766" calcext:value-type="float">
            <text:p>1.6726571866766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49791947587424" calcext:value-type="float">
            <text:p>0.49791947587424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1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3489954221101" calcext:value-type="float">
            <text:p>1.3489954221101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82352860681199" calcext:value-type="float">
            <text:p>0.8235286068119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1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45669425611131" calcext:value-type="float">
            <text:p>0.4566942561113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1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6759319200717" calcext:value-type="float">
            <text:p>1.6759319200717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49798684422437" calcext:value-type="float">
            <text:p>0.49798684422437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3468859506464" calcext:value-type="float">
            <text:p>1.3468859506464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1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82260018673665" calcext:value-type="float">
            <text:p>0.82260018673665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1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45740478167918" calcext:value-type="float">
            <text:p>0.45740478167918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6749035001016" calcext:value-type="float">
            <text:p>1.6749035001016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49807526518393" calcext:value-type="float">
            <text:p>0.4980752651839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1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3468227928181" calcext:value-type="float">
            <text:p>1.3468227928181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82358439622695" calcext:value-type="float">
            <text:p>0.82358439622695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1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45830583336228" calcext:value-type="float">
            <text:p>0.45830583336228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6766445509005" calcext:value-type="float">
            <text:p>1.6766445509005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4978521075241" calcext:value-type="float">
            <text:p>0.4978521075241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3482691070852" calcext:value-type="float">
            <text:p>1.3482691070852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82181597703581" calcext:value-type="float">
            <text:p>0.82181597703581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1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45763530775231" calcext:value-type="float">
            <text:p>0.4576353077523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1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6782024439974" calcext:value-type="float">
            <text:p>1.6782024439974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49680368757507" calcext:value-type="float">
            <text:p>0.49680368757507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1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3476543708901" calcext:value-type="float">
            <text:p>1.3476543708901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1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82244018690507" calcext:value-type="float">
            <text:p>0.82244018690507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1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45682899281159" calcext:value-type="float">
            <text:p>0.45682899281159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1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6767845507531" calcext:value-type="float">
            <text:p>1.6767845507531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49747000266316" calcext:value-type="float">
            <text:p>0.4974700026631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1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3497806844414" calcext:value-type="float">
            <text:p>1.3497806844414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1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82275702867681" calcext:value-type="float">
            <text:p>0.82275702867681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1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45730057126256" calcext:value-type="float">
            <text:p>0.45730057126256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673840343326" calcext:value-type="float">
            <text:p>1.673840343326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49820789662327" calcext:value-type="float">
            <text:p>0.49820789662327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3480322652292" calcext:value-type="float">
            <text:p>1.3480322652292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82279913389565" calcext:value-type="float">
            <text:p>0.82279913389565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1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4580879388548" calcext:value-type="float">
            <text:p>0.4580879388548</text:p>
          </table:table-cell>
        </table:table-row>
        <table:table-row table:style-name="ro1">
          <table:table-cell table:number-columns-repeated="19"/>
          <table:table-cell table:formula="of:=AVERAGE([.T11:.T40])" office:value-type="float" office:value="1.67518328928074" calcext:value-type="float">
            <text:p>1.67518328928074</text:p>
          </table:table-cell>
          <table:table-cell/>
          <table:table-cell table:formula="of:=AVERAGE([.AC11:.AC40])" office:value-type="float" office:value="0.49751266928491" calcext:value-type="float">
            <text:p>0.49751266928491</text:p>
          </table:table-cell>
          <table:table-cell/>
          <table:table-cell table:formula="of:=AVERAGE([.AJ11:.AJ40])" office:value-type="float" office:value="1.34855310678621" calcext:value-type="float">
            <text:p>1.34855310678621</text:p>
          </table:table-cell>
          <table:table-cell/>
          <table:table-cell table:formula="of:=AVERAGE([.AQ11:.AQ40])" office:value-type="float" office:value="0.823090502009998" calcext:value-type="float">
            <text:p>0.823090502009998</text:p>
          </table:table-cell>
          <table:table-cell/>
          <table:table-cell table:formula="of:=AVERAGE([.AX11:.AX40])" office:value-type="float" office:value="0.457600851648226" calcext:value-type="float">
            <text:p>0.457600851648226</text:p>
          </table:table-cell>
          <table:table-cell table:number-columns-repeated="22"/>
        </table:table-row>
        <table:table-row table:style-name="ro1">
          <table:table-cell table:number-columns-repeated="50"/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1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385421699556" calcext:value-type="float">
            <text:p>1.9385421699556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65398457475" calcext:value-type="float">
            <text:p>0.71465398457475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1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7818307559676" calcext:value-type="float">
            <text:p>1.7818307559676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1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2919996926319" calcext:value-type="float">
            <text:p>1.291999692631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67714244511" calcext:value-type="float">
            <text:p>0.7146771424451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1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620737241329" calcext:value-type="float">
            <text:p>1.9620737241329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77608970938" calcext:value-type="float">
            <text:p>0.71477608970938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1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7753718153981" calcext:value-type="float">
            <text:p>1.7753718153981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1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2909891673798" calcext:value-type="float">
            <text:p>1.2909891673798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78661601409" calcext:value-type="float">
            <text:p>0.71478661601409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1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55971625293" calcext:value-type="float">
            <text:p>1.955971625293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8160907199" calcext:value-type="float">
            <text:p>0.713816090719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1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7760181305072" calcext:value-type="float">
            <text:p>1.7760181305072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1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2926712708723" calcext:value-type="float">
            <text:p>1.292671270872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81398545896" calcext:value-type="float">
            <text:p>0.71381398545896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1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4811900198" calcext:value-type="float">
            <text:p>1.94811900198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1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29609126727" calcext:value-type="float">
            <text:p>0.71329609126727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1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779102337787" calcext:value-type="float">
            <text:p>1.779102337787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1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2931786387593" calcext:value-type="float">
            <text:p>1.293178638759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1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24556500467" calcext:value-type="float">
            <text:p>0.71324556500467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2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541400482736" calcext:value-type="float">
            <text:p>1.9541400482736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1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86451172157" calcext:value-type="float">
            <text:p>0.71386451172157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2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7766318140718" calcext:value-type="float">
            <text:p>1.7766318140718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2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2925975867394" calcext:value-type="float">
            <text:p>1.2925975867394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1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83819595979" calcext:value-type="float">
            <text:p>0.71383819595979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2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405505888941" calcext:value-type="float">
            <text:p>1.9405505888941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2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52135418805" calcext:value-type="float">
            <text:p>0.71352135418805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2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7794202321892" calcext:value-type="float">
            <text:p>1.7794202321892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2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2949481105809" calcext:value-type="float">
            <text:p>1.294948110580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2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51924892711" calcext:value-type="float">
            <text:p>0.7135192489271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2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531768913927" calcext:value-type="float">
            <text:p>1.9531768913927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2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21819555979" calcext:value-type="float">
            <text:p>0.7142181955597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2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7788823380186" calcext:value-type="float">
            <text:p>1.7788823380186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2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2948470580557" calcext:value-type="float">
            <text:p>1.2948470580557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2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23819553874" calcext:value-type="float">
            <text:p>0.71423819553874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2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547274160764" calcext:value-type="float">
            <text:p>1.9547274160764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2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7245108163" calcext:value-type="float">
            <text:p>0.714724510816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2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7799486526856" calcext:value-type="float">
            <text:p>1.7799486526856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2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2934575858341" calcext:value-type="float">
            <text:p>1.2934575858341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2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73819501243" calcext:value-type="float">
            <text:p>0.71473819501243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2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612063566249" calcext:value-type="float">
            <text:p>1.9612063566249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2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07398623791" calcext:value-type="float">
            <text:p>0.71307398623791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2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7797297055477" calcext:value-type="float">
            <text:p>1.7797297055477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2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2896365372247" calcext:value-type="float">
            <text:p>1.2896365372247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2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04872310661" calcext:value-type="float">
            <text:p>0.7130487231066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2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483884753806" calcext:value-type="float">
            <text:p>1.9483884753806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2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91819482295" calcext:value-type="float">
            <text:p>0.71491819482295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2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7768654980363" calcext:value-type="float">
            <text:p>1.7768654980363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2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2946449530053" calcext:value-type="float">
            <text:p>1.294644953005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2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90977377919" calcext:value-type="float">
            <text:p>0.71490977377919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2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571168872454" calcext:value-type="float">
            <text:p>1.9571168872454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2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504345784899" calcext:value-type="float">
            <text:p>0.7150434578489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2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7621939345327" calcext:value-type="float">
            <text:p>1.7621939345327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2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2922733765543" calcext:value-type="float">
            <text:p>1.292273376554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2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505187889276" calcext:value-type="float">
            <text:p>0.71505187889276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2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503105786204" calcext:value-type="float">
            <text:p>1.9503105786204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2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87503802628" calcext:value-type="float">
            <text:p>0.71387503802628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2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7767560244673" calcext:value-type="float">
            <text:p>1.7767560244673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2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2946860055937" calcext:value-type="float">
            <text:p>1.2946860055937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2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86556435204" calcext:value-type="float">
            <text:p>0.71386556435204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2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382705912941" calcext:value-type="float">
            <text:p>1.9382705912941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2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81187914539" calcext:value-type="float">
            <text:p>0.7148118791453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2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7761728671865" calcext:value-type="float">
            <text:p>1.7761728671865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2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2940565325721" calcext:value-type="float">
            <text:p>1.2940565325721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2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85819488611" calcext:value-type="float">
            <text:p>0.7148581948861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2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399242737639" calcext:value-type="float">
            <text:p>1.9399242737639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2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80240547115" calcext:value-type="float">
            <text:p>0.71480240547115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2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7718412927986" calcext:value-type="float">
            <text:p>1.7718412927986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2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2926112709355" calcext:value-type="float">
            <text:p>1.2926112709355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2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82451071104" calcext:value-type="float">
            <text:p>0.71482451071104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1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531926808498" calcext:value-type="float">
            <text:p>1.9531926808498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2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282135492489" calcext:value-type="float">
            <text:p>0.7128213549248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1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7765370773294" calcext:value-type="float">
            <text:p>1.7765370773294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1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2921975871604" calcext:value-type="float">
            <text:p>1.2921975871604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2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282767070772" calcext:value-type="float">
            <text:p>0.71282767070772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1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523505764731" calcext:value-type="float">
            <text:p>1.9523505764731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1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89188011381" calcext:value-type="float">
            <text:p>0.71389188011381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1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7809465463721" calcext:value-type="float">
            <text:p>1.7809465463721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1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294313374407" calcext:value-type="float">
            <text:p>1.294313374407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1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7981960019" calcext:value-type="float">
            <text:p>0.7137981960019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599842526482" calcext:value-type="float">
            <text:p>1.9599842526482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1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585293068113" calcext:value-type="float">
            <text:p>0.7158529306811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1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776567603613" calcext:value-type="float">
            <text:p>1.776567603613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1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2937765328668" calcext:value-type="float">
            <text:p>1.2937765328668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921353767" calcext:value-type="float">
            <text:p>0.713921353767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475895288531" calcext:value-type="float">
            <text:p>1.9475895288531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55714257143" calcext:value-type="float">
            <text:p>0.7145571425714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7761549724684" calcext:value-type="float">
            <text:p>1.7761549724684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2933091649377" calcext:value-type="float">
            <text:p>1.2933091649377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54556363625" calcext:value-type="float">
            <text:p>0.71454556363625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565916246404" calcext:value-type="float">
            <text:p>1.9565916246404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30872178029" calcext:value-type="float">
            <text:p>0.7143087217802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7764391826956" calcext:value-type="float">
            <text:p>1.7764391826956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2920660083516" calcext:value-type="float">
            <text:p>1.292066008351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32345860689" calcext:value-type="float">
            <text:p>0.71432345860689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56984255806" calcext:value-type="float">
            <text:p>1.956984255806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55750362368" calcext:value-type="float">
            <text:p>0.7155750362368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7758191833482" calcext:value-type="float">
            <text:p>1.7758191833482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2939607431992" calcext:value-type="float">
            <text:p>1.2939607431992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1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3266164983" calcext:value-type="float">
            <text:p>0.7143266164983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578968864243" calcext:value-type="float">
            <text:p>1.9578968864243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34661647725" calcext:value-type="float">
            <text:p>0.71434661647725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7747349739632" calcext:value-type="float">
            <text:p>1.7747349739632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2934154806153" calcext:value-type="float">
            <text:p>1.293415480615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1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8813538091" calcext:value-type="float">
            <text:p>0.713881353809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563032038914" calcext:value-type="float">
            <text:p>1.9563032038914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74030027337" calcext:value-type="float">
            <text:p>0.71474030027337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7769549716263" calcext:value-type="float">
            <text:p>1.7769549716263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295399689053" calcext:value-type="float">
            <text:p>1.29539968905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1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72661607725" calcext:value-type="float">
            <text:p>0.71472661607725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480705809783" calcext:value-type="float">
            <text:p>1.9480705809783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92240639747" calcext:value-type="float">
            <text:p>0.71392240639747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7767444455322" calcext:value-type="float">
            <text:p>1.7767444455322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2913702196103" calcext:value-type="float">
            <text:p>1.291370219610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1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39714273985" calcext:value-type="float">
            <text:p>0.71439714273985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1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584674121396" calcext:value-type="float">
            <text:p>1.9584674121396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1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31187967171" calcext:value-type="float">
            <text:p>0.71431187967171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7692318218612" calcext:value-type="float">
            <text:p>1.7692318218612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2928386391172" calcext:value-type="float">
            <text:p>1.2928386391172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1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563608880412" calcext:value-type="float">
            <text:p>0.71563608880412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634853015944" calcext:value-type="float">
            <text:p>1.9634853015944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547924686395" calcext:value-type="float">
            <text:p>0.71547924686395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7752907628518" calcext:value-type="float">
            <text:p>1.7752907628518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2940344273322" calcext:value-type="float">
            <text:p>1.2940344273322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548451001631" calcext:value-type="float">
            <text:p>0.7154845100163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569410979567" calcext:value-type="float">
            <text:p>1.9569410979567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1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72135292489" calcext:value-type="float">
            <text:p>0.7147213529248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1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7771191819798" calcext:value-type="float">
            <text:p>1.7771191819798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2956281098651" calcext:value-type="float">
            <text:p>1.2956281098651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1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10030094705" calcext:value-type="float">
            <text:p>0.71410030094705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483695280321" calcext:value-type="float">
            <text:p>1.9483695280321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1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37398486949" calcext:value-type="float">
            <text:p>0.7143739848694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7788539169959" calcext:value-type="float">
            <text:p>1.7788539169959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1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2940417957455" calcext:value-type="float">
            <text:p>1.2940417957455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1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588345696478" calcext:value-type="float">
            <text:p>0.71588345696478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1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613284617595" calcext:value-type="float">
            <text:p>1.9613284617595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1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565503615259" calcext:value-type="float">
            <text:p>0.7156550361525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1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7784454963732" calcext:value-type="float">
            <text:p>1.7784454963732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1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2932133755649" calcext:value-type="float">
            <text:p>1.293213375564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555924677974" calcext:value-type="float">
            <text:p>0.71555924677974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1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551179419811" calcext:value-type="float">
            <text:p>1.9551179419811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1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80451178472" calcext:value-type="float">
            <text:p>0.71380451178472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7792086534646" calcext:value-type="float">
            <text:p>1.7792086534646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2927386392225" calcext:value-type="float">
            <text:p>1.2927386392225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35082699913" calcext:value-type="float">
            <text:p>0.71435082699913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1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532747860265" calcext:value-type="float">
            <text:p>1.9532747860265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1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10451146894" calcext:value-type="float">
            <text:p>0.71410451146894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1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7624423553238" calcext:value-type="float">
            <text:p>1.7624423553238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1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2922523239449" calcext:value-type="float">
            <text:p>1.292252323944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73503712101" calcext:value-type="float">
            <text:p>0.71473503712101</text:p>
          </table:table-cell>
        </table:table-row>
        <table:table-row table:style-name="ro1">
          <table:table-cell table:number-columns-repeated="19"/>
          <table:table-cell table:formula="of:=AVERAGE([.T43:.T72])" office:value-type="float" office:value="1.95294889163274" calcext:value-type="float">
            <text:p>1.95294889163274</text:p>
          </table:table-cell>
          <table:table-cell/>
          <table:table-cell table:formula="of:=AVERAGE([.AC43:.AC72])" office:value-type="float" office:value="0.714395423443413" calcext:value-type="float">
            <text:p>0.714395423443413</text:p>
          </table:table-cell>
          <table:table-cell/>
          <table:table-cell table:formula="of:=AVERAGE([.AJ43:.AJ72])" office:value-type="float" office:value="1.77607521816643" calcext:value-type="float">
            <text:p>1.77607521816643</text:p>
          </table:table-cell>
          <table:table-cell/>
          <table:table-cell table:formula="of:=AVERAGE([.AQ45:.AQ74])" office:value-type="float" office:value="1.29336303706146" calcext:value-type="float">
            <text:p>1.29336303706146</text:p>
          </table:table-cell>
          <table:table-cell/>
          <table:table-cell table:formula="of:=AVERAGE([.AX43:.AX72])" office:value-type="float" office:value="0.714397107652168" calcext:value-type="float">
            <text:p>0.714397107652168</text:p>
          </table:table-cell>
          <table:table-cell table:number-columns-repeated="22"/>
        </table:table-row>
        <table:table-row table:style-name="ro1">
          <table:table-cell table:number-columns-repeated="50"/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1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003031575756" calcext:value-type="float">
            <text:p>2.0003031575756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1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80451178472" calcext:value-type="float">
            <text:p>0.71380451178472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1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892963270565" calcext:value-type="float">
            <text:p>1.892963270565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1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79395495373" calcext:value-type="float">
            <text:p>1.427939549537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1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80240652378" calcext:value-type="float">
            <text:p>0.71380240652378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1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102031471546" calcext:value-type="float">
            <text:p>2.0102031471546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1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08872201187" calcext:value-type="float">
            <text:p>0.71408872201187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1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063253617628" calcext:value-type="float">
            <text:p>1.9063253617628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1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305048099949" calcext:value-type="float">
            <text:p>1.430504809994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1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08556412046" calcext:value-type="float">
            <text:p>0.71408556412046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1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176747182371" calcext:value-type="float">
            <text:p>2.0176747182371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1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588450959525" calcext:value-type="float">
            <text:p>0.71588450959525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1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8947548476265" calcext:value-type="float">
            <text:p>1.8947548476265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1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6919550611" calcext:value-type="float">
            <text:p>1.426919550611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1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588135170384" calcext:value-type="float">
            <text:p>0.71588135170384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1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24011553672" calcext:value-type="float">
            <text:p>2.024011553672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1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3024070501" calcext:value-type="float">
            <text:p>0.7133024070501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1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8983337912276" calcext:value-type="float">
            <text:p>1.8983337912276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1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86048119949" calcext:value-type="float">
            <text:p>1.428604811994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1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30030178916" calcext:value-type="float">
            <text:p>0.71330030178916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2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190305062837" calcext:value-type="float">
            <text:p>2.0190305062837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1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86451172157" calcext:value-type="float">
            <text:p>0.71386451172157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2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058137833539" calcext:value-type="float">
            <text:p>1.9058137833539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2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57500781578" calcext:value-type="float">
            <text:p>1.4257500781578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1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86872224345" calcext:value-type="float">
            <text:p>0.71386872224345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2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099420947978" calcext:value-type="float">
            <text:p>2.0099420947978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2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52451207946" calcext:value-type="float">
            <text:p>0.7135245120794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2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8997327371234" calcext:value-type="float">
            <text:p>1.8997327371234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2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96006004204" calcext:value-type="float">
            <text:p>1.4296006004204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2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5266173404" calcext:value-type="float">
            <text:p>0.7135266173404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185989277906" calcext:value-type="float">
            <text:p>2.0185989277906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2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20135347226" calcext:value-type="float">
            <text:p>0.7142013534722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017432613229" calcext:value-type="float">
            <text:p>1.9017432613229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92132324071" calcext:value-type="float">
            <text:p>1.4292132324071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2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19924821132" calcext:value-type="float">
            <text:p>0.71419924821132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2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177568234139" calcext:value-type="float">
            <text:p>2.0177568234139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2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71293188112" calcext:value-type="float">
            <text:p>0.71471293188112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2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8922559028885" calcext:value-type="float">
            <text:p>1.8922559028885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2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95858635938" calcext:value-type="float">
            <text:p>1.4295858635938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2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72030029442" calcext:value-type="float">
            <text:p>0.71472030029442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2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13101038841" calcext:value-type="float">
            <text:p>2.013101038841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2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07398623791" calcext:value-type="float">
            <text:p>0.71307398623791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2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8964116879877" calcext:value-type="float">
            <text:p>1.8964116879877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2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72121818819" calcext:value-type="float">
            <text:p>1.427212181881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2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07293360744" calcext:value-type="float">
            <text:p>0.71307293360744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2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170073505186" calcext:value-type="float">
            <text:p>2.0170073505186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2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91398430107" calcext:value-type="float">
            <text:p>0.71491398430107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2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8964095827268" calcext:value-type="float">
            <text:p>1.8964095827268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2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910796936" calcext:value-type="float">
            <text:p>1.4291079693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2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91924745342" calcext:value-type="float">
            <text:p>0.71491924745342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2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175199815579" calcext:value-type="float">
            <text:p>2.0175199815579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2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50466157404" calcext:value-type="float">
            <text:p>0.7150466157404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2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075937814802" calcext:value-type="float">
            <text:p>1.9075937814802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2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98711264514" calcext:value-type="float">
            <text:p>1.4298711264514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2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504977363182" calcext:value-type="float">
            <text:p>0.71504977363182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2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201020841031" calcext:value-type="float">
            <text:p>2.0201020841031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2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87609065675" calcext:value-type="float">
            <text:p>0.71387609065675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2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045643109849" calcext:value-type="float">
            <text:p>1.9045643109849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2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82974438974" calcext:value-type="float">
            <text:p>1.4282974438974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2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86661698251" calcext:value-type="float">
            <text:p>0.7138666169825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2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102073576765" calcext:value-type="float">
            <text:p>2.0102073576765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2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80556336256" calcext:value-type="float">
            <text:p>0.7148055633625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2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8966611614093" calcext:value-type="float">
            <text:p>1.8966611614093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2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86774434974" calcext:value-type="float">
            <text:p>1.4286774434974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2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81293177586" calcext:value-type="float">
            <text:p>0.71481293177586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2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219136611435" calcext:value-type="float">
            <text:p>2.0219136611435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2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80766862351" calcext:value-type="float">
            <text:p>0.71480766862351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2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063895722215" calcext:value-type="float">
            <text:p>1.9063895722215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2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99490211063" calcext:value-type="float">
            <text:p>1.429949021106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2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80345810162" calcext:value-type="float">
            <text:p>0.71480345810162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1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140705115047" calcext:value-type="float">
            <text:p>2.0140705115047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2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282661807724" calcext:value-type="float">
            <text:p>0.71282661807724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1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028148391423" calcext:value-type="float">
            <text:p>1.9028148391423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1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96837582276" calcext:value-type="float">
            <text:p>1.429683758227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2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281924966395" calcext:value-type="float">
            <text:p>0.71281924966395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1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234083964122" calcext:value-type="float">
            <text:p>2.0234083964122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1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565608878306" calcext:value-type="float">
            <text:p>0.7156560887830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1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013853669628" calcext:value-type="float">
            <text:p>1.9013853669628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86069172559" calcext:value-type="float">
            <text:p>1.428606917255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1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564977300024" calcext:value-type="float">
            <text:p>0.71564977300024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1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107884096964" calcext:value-type="float">
            <text:p>2.0107884096964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1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3771427609" calcext:value-type="float">
            <text:p>0.714377142760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1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8788043381007" calcext:value-type="float">
            <text:p>1.8788043381007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1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72669186664" calcext:value-type="float">
            <text:p>1.4272669186664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1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37609013043" calcext:value-type="float">
            <text:p>0.71437609013043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1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164799826526" calcext:value-type="float">
            <text:p>2.0164799826526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55398468002" calcext:value-type="float">
            <text:p>0.71455398468002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1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019306295467" calcext:value-type="float">
            <text:p>1.9019306295467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1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89342853323" calcext:value-type="float">
            <text:p>1.428934285332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5581952019" calcext:value-type="float">
            <text:p>0.7145581952019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16125246184" calcext:value-type="float">
            <text:p>2.016125246184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30766914982" calcext:value-type="float">
            <text:p>0.71430766914982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8947885318015" calcext:value-type="float">
            <text:p>1.8947885318015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61942882165" calcext:value-type="float">
            <text:p>1.4261942882165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32135334594" calcext:value-type="float">
            <text:p>0.71432135334594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197105055679" calcext:value-type="float">
            <text:p>2.0197105055679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1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30451125841" calcext:value-type="float">
            <text:p>0.71430451125841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8996085267279" calcext:value-type="float">
            <text:p>1.8996085267279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74711289778" calcext:value-type="float">
            <text:p>1.4274711289778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1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30872178029" calcext:value-type="float">
            <text:p>0.71430872178029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187136645119" calcext:value-type="float">
            <text:p>2.0187136645119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1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87609065675" calcext:value-type="float">
            <text:p>0.71387609065675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1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001506314204" calcext:value-type="float">
            <text:p>1.9001506314204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92290218642" calcext:value-type="float">
            <text:p>1.4292290218642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1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88345907004" calcext:value-type="float">
            <text:p>0.71388345907004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183599806737" calcext:value-type="float">
            <text:p>2.0183599806737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55750362368" calcext:value-type="float">
            <text:p>0.7155750362368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04126416709" calcext:value-type="float">
            <text:p>1.904126416709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97806002309" calcext:value-type="float">
            <text:p>1.429780600230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55824046501" calcext:value-type="float">
            <text:p>0.715582404650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971863187512" calcext:value-type="float">
            <text:p>1.9971863187512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34977436866" calcext:value-type="float">
            <text:p>0.7143497743686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8970074768342" calcext:value-type="float">
            <text:p>1.8970074768342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7860602252" calcext:value-type="float">
            <text:p>1.427860602252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34977436866" calcext:value-type="float">
            <text:p>0.71434977436866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942157955623" calcext:value-type="float">
            <text:p>1.9942157955623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74451079525" calcext:value-type="float">
            <text:p>0.71474451079525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8974222132398" calcext:value-type="float">
            <text:p>1.8974222132398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306711256093" calcext:value-type="float">
            <text:p>1.430671125609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7392476429" calcext:value-type="float">
            <text:p>0.7147392476429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158894569585" calcext:value-type="float">
            <text:p>2.0158894569585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546977318971" calcext:value-type="float">
            <text:p>0.71546977318971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8897295897583" calcext:value-type="float">
            <text:p>1.8897295897583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1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80384968016" calcext:value-type="float">
            <text:p>1.428038496801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546451003736" calcext:value-type="float">
            <text:p>0.71546451003736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1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050452578471" calcext:value-type="float">
            <text:p>2.0050452578471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66766877087" calcext:value-type="float">
            <text:p>0.71466766877087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061664145617" calcext:value-type="float">
            <text:p>1.9061664145617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81321809135" calcext:value-type="float">
            <text:p>1.4281321809135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66135298805" calcext:value-type="float">
            <text:p>0.71466135298805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154768258139" calcext:value-type="float">
            <text:p>2.0154768258139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78766864456" calcext:value-type="float">
            <text:p>0.7147876686445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899150632473" calcext:value-type="float">
            <text:p>1.899150632473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80300757578" calcext:value-type="float">
            <text:p>1.4280300757578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78766864456" calcext:value-type="float">
            <text:p>0.71478766864456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1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255757625518" calcext:value-type="float">
            <text:p>2.0255757625518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81819598085" calcext:value-type="float">
            <text:p>0.71381819598085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1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00943262165" calcext:value-type="float">
            <text:p>1.900943262165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1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95490215273" calcext:value-type="float">
            <text:p>1.429549021527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8308275465" calcext:value-type="float">
            <text:p>0.7138308275465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201557682571" calcext:value-type="float">
            <text:p>2.0201557682571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1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72977396866" calcext:value-type="float">
            <text:p>0.7147297739686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005590520431" calcext:value-type="float">
            <text:p>1.9005590520431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1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90511273146" calcext:value-type="float">
            <text:p>1.429051127314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1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72766870772" calcext:value-type="float">
            <text:p>0.71472766870772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2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143063007302" calcext:value-type="float">
            <text:p>2.0143063007302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92556428888" calcext:value-type="float">
            <text:p>0.71392556428888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2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011885250647" calcext:value-type="float">
            <text:p>1.9011885250647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2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7442707955" calcext:value-type="float">
            <text:p>1.427442707955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92872218029" calcext:value-type="float">
            <text:p>0.71392872218029</text:p>
          </table:table-cell>
        </table:table-row>
        <table:table-row table:style-name="ro1">
          <table:table-cell table:number-columns-repeated="19"/>
          <table:table-cell table:formula="of:=AVERAGE([.T75:.T104])" office:value-type="float" office:value="2.01476268621471" calcext:value-type="float">
            <text:p>2.01476268621471</text:p>
          </table:table-cell>
          <table:table-cell/>
          <table:table-cell table:formula="of:=AVERAGE([.AC75:.AC104])" office:value-type="float" office:value="0.714395914670966" calcext:value-type="float">
            <text:p>0.714395914670966</text:p>
          </table:table-cell>
          <table:table-cell/>
          <table:table-cell table:formula="of:=AVERAGE([.AJ75:.AJ104])" office:value-type="float" office:value="1.89919098330774" calcext:value-type="float">
            <text:p>1.89919098330774</text:p>
          </table:table-cell>
          <table:table-cell/>
          <table:table-cell table:formula="of:=AVERAGE([.AQ79:.AQ108])" office:value-type="float" office:value="1.42856319549737" calcext:value-type="float">
            <text:p>1.42856319549737</text:p>
          </table:table-cell>
          <table:table-cell/>
          <table:table-cell table:formula="of:=AVERAGE([.AX75:.AX104])" office:value-type="float" office:value="0.714396616424614" calcext:value-type="float">
            <text:p>0.714396616424614</text:p>
          </table:table-cell>
          <table:table-cell table:number-columns-repeated="22"/>
        </table:table-row>
        <table:table-row table:style-name="ro1">
          <table:table-cell table:number-columns-repeated="50"/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1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474894236953" calcext:value-type="float">
            <text:p>2.0474894236953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78766864456" calcext:value-type="float">
            <text:p>0.7147876686445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1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454800573894" calcext:value-type="float">
            <text:p>1.9454800573894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85574436237" calcext:value-type="float">
            <text:p>1.4285574436237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66556350993" calcext:value-type="float">
            <text:p>0.71466556350993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1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490199484001" calcext:value-type="float">
            <text:p>2.0490199484001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82135387226" calcext:value-type="float">
            <text:p>0.7138213538722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1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565810983357" calcext:value-type="float">
            <text:p>1.9565810983357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80048126265" calcext:value-type="float">
            <text:p>1.4280048126265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78766864456" calcext:value-type="float">
            <text:p>0.71478766864456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1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378525917341" calcext:value-type="float">
            <text:p>2.0378525917341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1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588135170384" calcext:value-type="float">
            <text:p>0.71588135170384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1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505474204764" calcext:value-type="float">
            <text:p>1.9505474204764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1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306774413922" calcext:value-type="float">
            <text:p>1.4306774413922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8234591332" calcext:value-type="float">
            <text:p>0.7138234591332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1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382431176388" calcext:value-type="float">
            <text:p>2.0382431176388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1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30135441963" calcext:value-type="float">
            <text:p>0.7133013544196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1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493442638481" calcext:value-type="float">
            <text:p>1.9493442638481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1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69100769368" calcext:value-type="float">
            <text:p>1.4269100769368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1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29819652821" calcext:value-type="float">
            <text:p>0.7132981965282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1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452820575978" calcext:value-type="float">
            <text:p>2.0452820575978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1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86661698251" calcext:value-type="float">
            <text:p>0.71386661698251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1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492284744963" calcext:value-type="float">
            <text:p>1.9492284744963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1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8656390888" calcext:value-type="float">
            <text:p>1.428656390888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1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8634590911" calcext:value-type="float">
            <text:p>0.713863459091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2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478410022726" calcext:value-type="float">
            <text:p>2.0478410022726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2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52872260134" calcext:value-type="float">
            <text:p>0.71352872260134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2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544789952853" calcext:value-type="float">
            <text:p>1.9544789952853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2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5797446529" calcext:value-type="float">
            <text:p>1.42579744652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2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52240681852" calcext:value-type="float">
            <text:p>0.71352240681852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2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361989092643" calcext:value-type="float">
            <text:p>2.0361989092643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2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2034587332" calcext:value-type="float">
            <text:p>0.7142034587332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2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524368921717" calcext:value-type="float">
            <text:p>1.9524368921717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2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95900741157" calcext:value-type="float">
            <text:p>1.4295900741157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2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19924821132" calcext:value-type="float">
            <text:p>0.71419924821132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2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388789064433" calcext:value-type="float">
            <text:p>2.0388789064433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2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07398623791" calcext:value-type="float">
            <text:p>0.71307398623791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2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505863678038" calcext:value-type="float">
            <text:p>1.9505863678038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2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73111291462" calcext:value-type="float">
            <text:p>1.4273111291462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2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06661782461" calcext:value-type="float">
            <text:p>0.7130666178246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2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362252250261" calcext:value-type="float">
            <text:p>2.0362252250261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2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92030008389" calcext:value-type="float">
            <text:p>0.7149203000838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2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378979601074" calcext:value-type="float">
            <text:p>1.9378979601074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2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90963904249" calcext:value-type="float">
            <text:p>1.429096390424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2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91819482295" calcext:value-type="float">
            <text:p>0.71491819482295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2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347673318239" calcext:value-type="float">
            <text:p>2.0347673318239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2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504556310993" calcext:value-type="float">
            <text:p>0.7150455631099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2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45333741754" calcext:value-type="float">
            <text:p>1.945333741754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2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300100736736" calcext:value-type="float">
            <text:p>1.430010073673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2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504766837088" calcext:value-type="float">
            <text:p>0.71504766837088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2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358768043402" calcext:value-type="float">
            <text:p>2.0358768043402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2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80345810162" calcext:value-type="float">
            <text:p>0.71480345810162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2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527726812919" calcext:value-type="float">
            <text:p>1.9527726812919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2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83963911617" calcext:value-type="float">
            <text:p>1.4283963911617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2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87924854816" calcext:value-type="float">
            <text:p>0.71387924854816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2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425915341142" calcext:value-type="float">
            <text:p>2.0425915341142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2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87819591769" calcext:value-type="float">
            <text:p>0.7138781959176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2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557558360465" calcext:value-type="float">
            <text:p>1.9557558360465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2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86700750841" calcext:value-type="float">
            <text:p>1.4286700750841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2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80451073209" calcext:value-type="float">
            <text:p>0.71480451073209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2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429136390383" calcext:value-type="float">
            <text:p>2.0429136390383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2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81082651492" calcext:value-type="float">
            <text:p>0.71481082651492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2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537758381307" calcext:value-type="float">
            <text:p>1.9537758381307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2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9977442129" calcext:value-type="float">
            <text:p>1.42997744212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2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81082651492" calcext:value-type="float">
            <text:p>0.71481082651492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2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425715341352" calcext:value-type="float">
            <text:p>2.0425715341352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2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282556544677" calcext:value-type="float">
            <text:p>0.71282556544677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2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461684777174" calcext:value-type="float">
            <text:p>1.9461684777174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2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74616553035" calcext:value-type="float">
            <text:p>1.4274616553035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2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282661807724" calcext:value-type="float">
            <text:p>0.71282661807724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1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471831082283" calcext:value-type="float">
            <text:p>2.0471831082283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2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71082662018" calcext:value-type="float">
            <text:p>0.71471082662018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616842508587" calcext:value-type="float">
            <text:p>1.9616842508587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81648124581" calcext:value-type="float">
            <text:p>1.4281648124581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2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71608977254" calcext:value-type="float">
            <text:p>0.71471608977254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1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326894392743" calcext:value-type="float">
            <text:p>2.0326894392743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546766792877" calcext:value-type="float">
            <text:p>0.71546766792877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387411171146" calcext:value-type="float">
            <text:p>1.9387411171146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1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79079706232" calcext:value-type="float">
            <text:p>1.4279079706232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1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586872013819" calcext:value-type="float">
            <text:p>0.71586872013819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280547073108" calcext:value-type="float">
            <text:p>2.0280547073108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55714257143" calcext:value-type="float">
            <text:p>0.7145571425714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581779387601" calcext:value-type="float">
            <text:p>1.9581779387601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61721829766" calcext:value-type="float">
            <text:p>1.426172182976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5581952019" calcext:value-type="float">
            <text:p>0.7145581952019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437767960244" calcext:value-type="float">
            <text:p>2.0437767960244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31293230218" calcext:value-type="float">
            <text:p>0.71431293230218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551505735257" calcext:value-type="float">
            <text:p>1.9551505735257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9161653514" calcext:value-type="float">
            <text:p>1.429161653514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31609019359" calcext:value-type="float">
            <text:p>0.71431609019359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427420602715" calcext:value-type="float">
            <text:p>2.0427420602715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558029938916" calcext:value-type="float">
            <text:p>0.7155802993891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446579529916" calcext:value-type="float">
            <text:p>1.9446579529916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98827053866" calcext:value-type="float">
            <text:p>1.429882705386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558029938916" calcext:value-type="float">
            <text:p>0.71558029938916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389031169441" calcext:value-type="float">
            <text:p>2.0389031169441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35082699913" calcext:value-type="float">
            <text:p>0.7143508269991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447211108199" calcext:value-type="float">
            <text:p>1.9447211108199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73121817767" calcext:value-type="float">
            <text:p>1.4273121817767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3445112163" calcext:value-type="float">
            <text:p>0.7143445112163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392083797807" calcext:value-type="float">
            <text:p>2.0392083797807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74766868666" calcext:value-type="float">
            <text:p>0.7147476686866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551200472421" calcext:value-type="float">
            <text:p>1.9551200472421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77669181401" calcext:value-type="float">
            <text:p>1.4277669181401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74345816478" calcext:value-type="float">
            <text:p>0.71474345816478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434441647956" calcext:value-type="float">
            <text:p>2.0434441647956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92556428888" calcext:value-type="float">
            <text:p>0.71392556428888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572253081839" calcext:value-type="float">
            <text:p>1.9572253081839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92048113634" calcext:value-type="float">
            <text:p>1.4292048113634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92766954982" calcext:value-type="float">
            <text:p>0.71392766954982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316178614549" calcext:value-type="float">
            <text:p>2.0316178614549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1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30661651935" calcext:value-type="float">
            <text:p>0.71430661651935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515484720542" calcext:value-type="float">
            <text:p>1.9515484720542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30482704755" calcext:value-type="float">
            <text:p>1.430482704755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1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30451125841" calcext:value-type="float">
            <text:p>0.7143045112584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427831128599" calcext:value-type="float">
            <text:p>2.0427831128599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1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88240643957" calcext:value-type="float">
            <text:p>0.71388240643957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1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420432189019" calcext:value-type="float">
            <text:p>1.9420432189019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1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9199548211" calcext:value-type="float">
            <text:p>1.429199548211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1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88556433098" calcext:value-type="float">
            <text:p>0.71388556433098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406557466782" calcext:value-type="float">
            <text:p>2.0406557466782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1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73293186007" calcext:value-type="float">
            <text:p>0.71473293186007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1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417011139988" calcext:value-type="float">
            <text:p>1.9417011139988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1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95395478531" calcext:value-type="float">
            <text:p>1.4295395478531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1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7318792296" calcext:value-type="float">
            <text:p>0.7147318792296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1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278915495878" calcext:value-type="float">
            <text:p>2.0278915495878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1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37398486949" calcext:value-type="float">
            <text:p>0.7143739848694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1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611368830138" calcext:value-type="float">
            <text:p>1.9611368830138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1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89300748104" calcext:value-type="float">
            <text:p>1.4289300748104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1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38135328279" calcext:value-type="float">
            <text:p>0.71438135328279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1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418694296111" calcext:value-type="float">
            <text:p>2.0418694296111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1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565608878306" calcext:value-type="float">
            <text:p>0.7156560887830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1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486232119756" calcext:value-type="float">
            <text:p>1.9486232119756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1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968902138" calcext:value-type="float">
            <text:p>1.42968902138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1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565924667448" calcext:value-type="float">
            <text:p>0.71565924667448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1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318399664842" calcext:value-type="float">
            <text:p>2.0318399664842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1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80345915425" calcext:value-type="float">
            <text:p>0.71380345915425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362758565517" calcext:value-type="float">
            <text:p>1.9362758565517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1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72984975805" calcext:value-type="float">
            <text:p>1.4272984975805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1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80345915425" calcext:value-type="float">
            <text:p>0.71380345915425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2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311652303524" calcext:value-type="float">
            <text:p>2.0311652303524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1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08872201187" calcext:value-type="float">
            <text:p>0.71408872201187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2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433611122515" calcext:value-type="float">
            <text:p>1.9433611122515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2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95574425711" calcext:value-type="float">
            <text:p>1.4295574425711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1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09293253376" calcext:value-type="float">
            <text:p>0.71409293253376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443589006748" calcext:value-type="float">
            <text:p>2.0443589006748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66556350993" calcext:value-type="float">
            <text:p>0.7146655635099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1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51990576852" calcext:value-type="float">
            <text:p>1.951990576852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1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91479693179" calcext:value-type="float">
            <text:p>1.429147969317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547293108113" calcext:value-type="float">
            <text:p>0.71547293108113</text:p>
          </table:table-cell>
        </table:table-row>
        <table:table-row table:style-name="ro1">
          <table:table-cell table:number-columns-repeated="19"/>
          <table:table-cell table:formula="of:=AVERAGE([.T107:.T136])" office:value-type="float" office:value="2.03946451986191" calcext:value-type="float">
            <text:p>2.03946451986191</text:p>
          </table:table-cell>
          <table:table-cell/>
          <table:table-cell table:formula="of:=AVERAGE([.AC107:.AC136])" office:value-type="float" office:value="0.714397037476802" calcext:value-type="float">
            <text:p>0.714397037476802</text:p>
          </table:table-cell>
          <table:table-cell/>
          <table:table-cell table:formula="of:=AVERAGE([.AJ107:.AJ136])" office:value-type="float" office:value="1.94975156166502" calcext:value-type="float">
            <text:p>1.94975156166502</text:p>
          </table:table-cell>
          <table:table-cell/>
          <table:table-cell table:formula="of:=AVERAGE([.AQ113:.AQ142])" office:value-type="float" office:value="1.42866672922299" calcext:value-type="float">
            <text:p>1.42866672922299</text:p>
          </table:table-cell>
          <table:table-cell/>
          <table:table-cell table:formula="of:=AVERAGE([.AX107:.AX136])" office:value-type="float" office:value="0.714396686599979" calcext:value-type="float">
            <text:p>0.714396686599979</text:p>
          </table:table-cell>
          <table:table-cell table:number-columns-repeated="22"/>
        </table:table-row>
        <table:table-row table:style-name="ro1">
          <table:table-cell table:number-columns-repeated="50"/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1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569788873906" calcext:value-type="float">
            <text:p>2.0569788873906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82030124179" calcext:value-type="float">
            <text:p>0.7138203012417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1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802031787335" calcext:value-type="float">
            <text:p>1.9802031787335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1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72890239063" calcext:value-type="float">
            <text:p>1.427289023906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1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80661704567" calcext:value-type="float">
            <text:p>0.71380661704567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1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542599428843" calcext:value-type="float">
            <text:p>2.0542599428843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1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565293089165" calcext:value-type="float">
            <text:p>0.71565293089165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1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8383896438" calcext:value-type="float">
            <text:p>1.98383896438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1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306553361523" calcext:value-type="float">
            <text:p>1.430655336152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1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08451148999" calcext:value-type="float">
            <text:p>0.71408451148999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1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581557282571" calcext:value-type="float">
            <text:p>2.0581557282571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1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588029907337" calcext:value-type="float">
            <text:p>0.71588029907337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1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65290562852" calcext:value-type="float">
            <text:p>1.965290562852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1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78763917091" calcext:value-type="float">
            <text:p>1.4278763917091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1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58792464429" calcext:value-type="float">
            <text:p>0.7158792464429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1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518241559746" calcext:value-type="float">
            <text:p>2.0518241559746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1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30135441963" calcext:value-type="float">
            <text:p>0.7133013544196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1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782200229263" calcext:value-type="float">
            <text:p>1.9782200229263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1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69163927196" calcext:value-type="float">
            <text:p>1.426916392719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1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30030178916" calcext:value-type="float">
            <text:p>0.71330030178916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1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583062544145" calcext:value-type="float">
            <text:p>2.0583062544145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1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86977487392" calcext:value-type="float">
            <text:p>0.71386977487392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1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766105509363" calcext:value-type="float">
            <text:p>1.9766105509363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1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86879698021" calcext:value-type="float">
            <text:p>1.4286879698021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1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86556435204" calcext:value-type="float">
            <text:p>0.71386556435204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2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537873118028" calcext:value-type="float">
            <text:p>2.0537873118028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2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52556470993" calcext:value-type="float">
            <text:p>0.7135255647099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2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776779182338" calcext:value-type="float">
            <text:p>1.9776779182338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2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57500781578" calcext:value-type="float">
            <text:p>1.4257500781578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2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52345944899" calcext:value-type="float">
            <text:p>0.71352345944899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2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499104737784" calcext:value-type="float">
            <text:p>2.0499104737784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2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2034587332" calcext:value-type="float">
            <text:p>0.7142034587332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2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899410632199" calcext:value-type="float">
            <text:p>1.9899410632199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2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95900741157" calcext:value-type="float">
            <text:p>1.4295900741157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2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19924821132" calcext:value-type="float">
            <text:p>0.71419924821132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2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528767864455" calcext:value-type="float">
            <text:p>2.0528767864455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2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71608977254" calcext:value-type="float">
            <text:p>0.71471608977254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2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779284442858" calcext:value-type="float">
            <text:p>1.9779284442858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2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95184952437" calcext:value-type="float">
            <text:p>1.4295184952437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2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71608977254" calcext:value-type="float">
            <text:p>0.71471608977254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2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513894195901" calcext:value-type="float">
            <text:p>2.0513894195901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2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07503886838" calcext:value-type="float">
            <text:p>0.71307503886838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2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719063453617" calcext:value-type="float">
            <text:p>1.9719063453617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2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73163922985" calcext:value-type="float">
            <text:p>1.4273163922985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2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07293360744" calcext:value-type="float">
            <text:p>0.71307293360744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2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658546675214" calcext:value-type="float">
            <text:p>2.0658546675214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2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91924745342" calcext:value-type="float">
            <text:p>0.71491924745342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2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791873903291" calcext:value-type="float">
            <text:p>1.9791873903291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2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91174430343" calcext:value-type="float">
            <text:p>1.429117443034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2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91503693154" calcext:value-type="float">
            <text:p>0.71491503693154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2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561894145375" calcext:value-type="float">
            <text:p>2.0561894145375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2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504766837088" calcext:value-type="float">
            <text:p>0.71504766837088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2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767010771568" calcext:value-type="float">
            <text:p>1.9767010771568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2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300900735894" calcext:value-type="float">
            <text:p>1.4300900735894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2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504872100135" calcext:value-type="float">
            <text:p>0.71504872100135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2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56315730194" calcext:value-type="float">
            <text:p>2.056315730194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2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87609065675" calcext:value-type="float">
            <text:p>0.71387609065675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2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793137059856" calcext:value-type="float">
            <text:p>1.9793137059856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2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84384963805" calcext:value-type="float">
            <text:p>1.4284384963805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2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87714328722" calcext:value-type="float">
            <text:p>0.71387714328722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2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579999389474" calcext:value-type="float">
            <text:p>2.0579999389474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2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80345810162" calcext:value-type="float">
            <text:p>0.71480345810162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2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790937062172" calcext:value-type="float">
            <text:p>1.9790937062172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2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86711277146" calcext:value-type="float">
            <text:p>1.428671127714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2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80556336256" calcext:value-type="float">
            <text:p>0.71480556336256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2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620999346316" calcext:value-type="float">
            <text:p>2.0620999346316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2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80872125398" calcext:value-type="float">
            <text:p>0.71480872125398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2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820958083202" calcext:value-type="float">
            <text:p>1.9820958083202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2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99932315861" calcext:value-type="float">
            <text:p>1.4299932315861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2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80661599304" calcext:value-type="float">
            <text:p>0.71480661599304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2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548925737973" calcext:value-type="float">
            <text:p>2.0548925737973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2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282661807724" calcext:value-type="float">
            <text:p>0.71282661807724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2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599600421473" calcext:value-type="float">
            <text:p>1.9599600421473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2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74763921301" calcext:value-type="float">
            <text:p>1.4274763921301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2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282346018583" calcext:value-type="float">
            <text:p>0.71282346018583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1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49547316266" calcext:value-type="float">
            <text:p>2.049547316266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78451075315" calcext:value-type="float">
            <text:p>0.71478451075315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1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72801081262" calcext:value-type="float">
            <text:p>1.972801081262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1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96700740315" calcext:value-type="float">
            <text:p>1.4296700740315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1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565924667448" calcext:value-type="float">
            <text:p>0.71565924667448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481620545663" calcext:value-type="float">
            <text:p>2.0481620545663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66556350993" calcext:value-type="float">
            <text:p>0.7146655635099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788526538393" calcext:value-type="float">
            <text:p>1.9788526538393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92248113423" calcext:value-type="float">
            <text:p>1.429224811342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1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3771427609" calcext:value-type="float">
            <text:p>0.7143771427609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1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522462607934" calcext:value-type="float">
            <text:p>2.0522462607934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546977318971" calcext:value-type="float">
            <text:p>0.71546977318971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1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730947651634" calcext:value-type="float">
            <text:p>1.9730947651634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1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89616537246" calcext:value-type="float">
            <text:p>1.428961653724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1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73608975148" calcext:value-type="float">
            <text:p>0.71473608975148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1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579336232278" calcext:value-type="float">
            <text:p>2.0579336232278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1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08556412046" calcext:value-type="float">
            <text:p>0.7140855641204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1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759652884576" calcext:value-type="float">
            <text:p>1.9759652884576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1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9472179503" calcext:value-type="float">
            <text:p>1.42947217950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82135387226" calcext:value-type="float">
            <text:p>0.71382135387226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42995744215" calcext:value-type="float">
            <text:p>2.042995744215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1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8055644152" calcext:value-type="float">
            <text:p>0.7138055644152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659726673972" calcext:value-type="float">
            <text:p>1.9659726673972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80427073235" calcext:value-type="float">
            <text:p>1.4280427073235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78556338362" calcext:value-type="float">
            <text:p>0.71478556338362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1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490620536189" calcext:value-type="float">
            <text:p>2.0490620536189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1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37819539137" calcext:value-type="float">
            <text:p>0.71437819539137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1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739979221075" calcext:value-type="float">
            <text:p>1.9739979221075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8531127862" calcext:value-type="float">
            <text:p>1.428531127862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6666161404" calcext:value-type="float">
            <text:p>0.7146666161404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1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534031016809" calcext:value-type="float">
            <text:p>2.0534031016809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1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73608975148" calcext:value-type="float">
            <text:p>0.71473608975148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1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720210820831" calcext:value-type="float">
            <text:p>1.9720210820831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8133233544" calcext:value-type="float">
            <text:p>1.428133233544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546872055924" calcext:value-type="float">
            <text:p>0.71546872055924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439767958139" calcext:value-type="float">
            <text:p>2.0439767958139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1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87924854816" calcext:value-type="float">
            <text:p>0.7138792485481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840431746914" calcext:value-type="float">
            <text:p>1.9840431746914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305132310387" calcext:value-type="float">
            <text:p>1.4305132310387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92345902794" calcext:value-type="float">
            <text:p>0.71392345902794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591630956178" calcext:value-type="float">
            <text:p>2.0591630956178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1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30345862794" calcext:value-type="float">
            <text:p>0.71430345862794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808684411911" calcext:value-type="float">
            <text:p>1.9808684411911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91784956016" calcext:value-type="float">
            <text:p>1.429178495601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74240553431" calcext:value-type="float">
            <text:p>0.7147424055343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53854680153" calcext:value-type="float">
            <text:p>2.053854680153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92556428888" calcext:value-type="float">
            <text:p>0.71392556428888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666431930072" calcext:value-type="float">
            <text:p>1.9666431930072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1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80700757157" calcext:value-type="float">
            <text:p>1.4280700757157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34766910772" calcext:value-type="float">
            <text:p>0.71434766910772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512536302593" calcext:value-type="float">
            <text:p>2.0512536302593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74766868666" calcext:value-type="float">
            <text:p>0.7147476686866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78485285805" calcext:value-type="float">
            <text:p>1.978485285805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1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91395482742" calcext:value-type="float">
            <text:p>1.4291395482742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557608886727" calcext:value-type="float">
            <text:p>0.71557608886727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629662495092" calcext:value-type="float">
            <text:p>2.0629662495092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34661647725" calcext:value-type="float">
            <text:p>0.71434661647725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819431769019" calcext:value-type="float">
            <text:p>1.9819431769019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98616527772" calcext:value-type="float">
            <text:p>1.4298616527772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1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88977485287" calcext:value-type="float">
            <text:p>0.71388977485287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637178276654" calcext:value-type="float">
            <text:p>2.0637178276654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557924675869" calcext:value-type="float">
            <text:p>0.7155792467586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789579168864" calcext:value-type="float">
            <text:p>1.9789579168864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72900765368" calcext:value-type="float">
            <text:p>1.4272900765368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1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30556388888" calcext:value-type="float">
            <text:p>0.71430556388888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469167927192" calcext:value-type="float">
            <text:p>2.0469167927192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31187967171" calcext:value-type="float">
            <text:p>0.71431187967171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868768559191" calcext:value-type="float">
            <text:p>1.9868768559191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61795513899" calcext:value-type="float">
            <text:p>1.426179551389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31187967171" calcext:value-type="float">
            <text:p>0.7143118796717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573978343181" calcext:value-type="float">
            <text:p>2.0573978343181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55714257143" calcext:value-type="float">
            <text:p>0.7145571425714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882631702493" calcext:value-type="float">
            <text:p>1.9882631702493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77469181611" calcext:value-type="float">
            <text:p>1.4277469181611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55924783237" calcext:value-type="float">
            <text:p>0.71455924783237</text:p>
          </table:table-cell>
        </table:table-row>
        <table:table-row table:style-name="ro1">
          <table:table-cell table:number-columns-repeated="19"/>
          <table:table-cell table:formula="of:=AVERAGE([.T139:.T168])" office:value-type="float" office:value="2.05444794268638" calcext:value-type="float">
            <text:p>2.05444794268638</text:p>
          </table:table-cell>
          <table:table-cell/>
          <table:table-cell table:formula="of:=AVERAGE([.AC139:.AC168])" office:value-type="float" office:value="0.714396756775344" calcext:value-type="float">
            <text:p>0.714396756775344</text:p>
          </table:table-cell>
          <table:table-cell/>
          <table:table-cell table:formula="of:=AVERAGE([.AJ139:.AJ168])" office:value-type="float" office:value="1.97722518186823" calcext:value-type="float">
            <text:p>1.97722518186823</text:p>
          </table:table-cell>
          <table:table-cell/>
          <table:table-cell table:formula="of:=AVERAGE([.AQ147:.AQ176])" office:value-type="float" office:value="1.42867875928553" calcext:value-type="float">
            <text:p>1.42867875928553</text:p>
          </table:table-cell>
          <table:table-cell/>
          <table:table-cell table:formula="of:=AVERAGE([.AX139:.AX168])" office:value-type="float" office:value="0.714396511161568" calcext:value-type="float">
            <text:p>0.714396511161568</text:p>
          </table:table-cell>
          <table:table-cell table:number-columns-repeated="22"/>
        </table:table-row>
        <table:table-row table:style-name="ro1">
          <table:table-cell table:number-columns-repeated="50"/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688767696034" calcext:value-type="float">
            <text:p>2.0688767696034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1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565608878306" calcext:value-type="float">
            <text:p>0.7156560887830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915589562537" calcext:value-type="float">
            <text:p>1.9915589562537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73616554088" calcext:value-type="float">
            <text:p>1.4273616554088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547187845065" calcext:value-type="float">
            <text:p>0.71547187845065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2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655757204466" calcext:value-type="float">
            <text:p>2.0655757204466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31398493265" calcext:value-type="float">
            <text:p>0.71431398493265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2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992010534726" calcext:value-type="float">
            <text:p>1.9992010534726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2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7462707934" calcext:value-type="float">
            <text:p>1.427462707934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30872178029" calcext:value-type="float">
            <text:p>0.71430872178029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2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519283663912" calcext:value-type="float">
            <text:p>2.0519283663912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2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282556544677" calcext:value-type="float">
            <text:p>0.71282556544677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2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958473727922" calcext:value-type="float">
            <text:p>1.9958473727922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2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99816526509" calcext:value-type="float">
            <text:p>1.429981652650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2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282977596866" calcext:value-type="float">
            <text:p>0.71282977596866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2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735799225475" calcext:value-type="float">
            <text:p>2.0735799225475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2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80872125398" calcext:value-type="float">
            <text:p>0.71480872125398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2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042431534283" calcext:value-type="float">
            <text:p>2.0042431534283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2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86437593224" calcext:value-type="float">
            <text:p>1.4286437593224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2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80766862351" calcext:value-type="float">
            <text:p>0.7148076686235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2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627725655026" calcext:value-type="float">
            <text:p>2.0627725655026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2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80556336256" calcext:value-type="float">
            <text:p>0.7148055633625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2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865326457551" calcext:value-type="float">
            <text:p>1.9865326457551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2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84321805977" calcext:value-type="float">
            <text:p>1.4284321805977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2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80766862351" calcext:value-type="float">
            <text:p>0.7148076686235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2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573799396001" calcext:value-type="float">
            <text:p>2.0573799396001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2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88240643957" calcext:value-type="float">
            <text:p>0.71388240643957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2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942905323258" calcext:value-type="float">
            <text:p>1.9942905323258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2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300048105213" calcext:value-type="float">
            <text:p>1.430004810521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2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87609065675" calcext:value-type="float">
            <text:p>0.71387609065675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605694099269" calcext:value-type="float">
            <text:p>2.0605694099269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2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50466157404" calcext:value-type="float">
            <text:p>0.7150466157404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872315923878" calcext:value-type="float">
            <text:p>1.9872315923878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1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91448114265" calcext:value-type="float">
            <text:p>1.4291448114265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2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505082626229" calcext:value-type="float">
            <text:p>0.71505082626229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2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73594659374" calcext:value-type="float">
            <text:p>2.073594659374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2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91924745342" calcext:value-type="float">
            <text:p>0.71491924745342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2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978663180355" calcext:value-type="float">
            <text:p>1.9978663180355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2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91269167085" calcext:value-type="float">
            <text:p>1.4291269167085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2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91819482295" calcext:value-type="float">
            <text:p>0.71491819482295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2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659304569153" calcext:value-type="float">
            <text:p>2.0659304569153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2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07398623791" calcext:value-type="float">
            <text:p>0.71307398623791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2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701452945839" calcext:value-type="float">
            <text:p>1.9701452945839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2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72858660149" calcext:value-type="float">
            <text:p>1.427285866014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2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07398623791" calcext:value-type="float">
            <text:p>0.7130739862379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2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623030923125" calcext:value-type="float">
            <text:p>2.0623030923125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2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71293188112" calcext:value-type="float">
            <text:p>0.71471293188112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2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916442193219" calcext:value-type="float">
            <text:p>1.9916442193219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2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95700741368" calcext:value-type="float">
            <text:p>1.4295700741368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2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71293188112" calcext:value-type="float">
            <text:p>0.71471293188112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2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669157190361" calcext:value-type="float">
            <text:p>2.0669157190361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2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2034587332" calcext:value-type="float">
            <text:p>0.7142034587332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2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000621051978" calcext:value-type="float">
            <text:p>2.0000621051978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2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96227056603" calcext:value-type="float">
            <text:p>1.429622705660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2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20240610273" calcext:value-type="float">
            <text:p>0.71420240610273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2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639146695635" calcext:value-type="float">
            <text:p>2.0639146695635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82030124179" calcext:value-type="float">
            <text:p>0.7138203012417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2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930042178903" calcext:value-type="float">
            <text:p>1.9930042178903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2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57584992016" calcext:value-type="float">
            <text:p>1.425758499201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2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52240681852" calcext:value-type="float">
            <text:p>0.71352240681852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1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620009873674" calcext:value-type="float">
            <text:p>2.0620009873674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2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52556470993" calcext:value-type="float">
            <text:p>0.7135255647099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1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914663247723" calcext:value-type="float">
            <text:p>1.9914663247723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1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86669171927" calcext:value-type="float">
            <text:p>1.4286669171927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1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86766961298" calcext:value-type="float">
            <text:p>0.71386766961298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1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649630895125" calcext:value-type="float">
            <text:p>2.0649630895125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1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86977487392" calcext:value-type="float">
            <text:p>0.71386977487392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1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888947485318" calcext:value-type="float">
            <text:p>1.9888947485318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1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69132348282" calcext:value-type="float">
            <text:p>1.4269132348282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1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29293337586" calcext:value-type="float">
            <text:p>0.71329293337586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661546672056" calcext:value-type="float">
            <text:p>2.0661546672056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1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29924915869" calcext:value-type="float">
            <text:p>0.7132992491586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844568584665" calcext:value-type="float">
            <text:p>1.9844568584665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1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81300756526" calcext:value-type="float">
            <text:p>1.428130075652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1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588240433431" calcext:value-type="float">
            <text:p>0.7158824043343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1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678862443303" calcext:value-type="float">
            <text:p>2.0678862443303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1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587819381243" calcext:value-type="float">
            <text:p>0.7158781938124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1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941684271911" calcext:value-type="float">
            <text:p>1.9941684271911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1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79742863429" calcext:value-type="float">
            <text:p>1.427974286342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82135387226" calcext:value-type="float">
            <text:p>0.71382135387226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1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63426249025" calcext:value-type="float">
            <text:p>2.063426249025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1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80451178472" calcext:value-type="float">
            <text:p>0.71380451178472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89648431949" calcext:value-type="float">
            <text:p>1.989648431949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1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9090074642" calcext:value-type="float">
            <text:p>1.429090074642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66451087946" calcext:value-type="float">
            <text:p>0.71466451087946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1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752672891923" calcext:value-type="float">
            <text:p>2.0752672891923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1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0876693814" calcext:value-type="float">
            <text:p>0.7140876693814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1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8716948719" calcext:value-type="float">
            <text:p>1.98716948719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1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96795477057" calcext:value-type="float">
            <text:p>1.4296795477057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79187916644" calcext:value-type="float">
            <text:p>0.71479187916644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1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626367761718" calcext:value-type="float">
            <text:p>2.0626367761718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557714149775" calcext:value-type="float">
            <text:p>0.71557714149775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1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958157938781" calcext:value-type="float">
            <text:p>1.9958157938781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1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72953396891" calcext:value-type="float">
            <text:p>1.4272953396891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558029938916" calcext:value-type="float">
            <text:p>0.71558029938916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691672956134" calcext:value-type="float">
            <text:p>2.0691672956134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34872173819" calcext:value-type="float">
            <text:p>0.7143487217381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884379069075" calcext:value-type="float">
            <text:p>1.9884379069075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91890219063" calcext:value-type="float">
            <text:p>1.429189021906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34872173819" calcext:value-type="float">
            <text:p>0.71434872173819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413441670061" calcext:value-type="float">
            <text:p>2.0413441670061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74661605619" calcext:value-type="float">
            <text:p>0.7147466160561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975252657629" calcext:value-type="float">
            <text:p>1.9975252657629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98637580381" calcext:value-type="float">
            <text:p>1.4298637580381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74766868666" calcext:value-type="float">
            <text:p>0.71474766868666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666715087668" calcext:value-type="float">
            <text:p>2.0666715087668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921353767" calcext:value-type="float">
            <text:p>0.713921353767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94317900718" calcext:value-type="float">
            <text:p>1.994317900718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77416550088" calcext:value-type="float">
            <text:p>1.4277416550088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1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30872178029" calcext:value-type="float">
            <text:p>0.71430872178029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654946679003" calcext:value-type="float">
            <text:p>2.0654946679003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546872055924" calcext:value-type="float">
            <text:p>0.71546872055924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960663199302" calcext:value-type="float">
            <text:p>1.9960663199302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92395481689" calcext:value-type="float">
            <text:p>1.429239548168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1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88030117863" calcext:value-type="float">
            <text:p>0.71388030117863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69016769456" calcext:value-type="float">
            <text:p>2.069016769456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6666161404" calcext:value-type="float">
            <text:p>0.7146666161404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1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818168612454" calcext:value-type="float">
            <text:p>1.9818168612454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305069152559" calcext:value-type="float">
            <text:p>1.430506915255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1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73714238196" calcext:value-type="float">
            <text:p>0.71473714238196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642788797064" calcext:value-type="float">
            <text:p>2.0642788797064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78556338362" calcext:value-type="float">
            <text:p>0.71478556338362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1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977873707501" calcext:value-type="float">
            <text:p>1.9977873707501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81258651307" calcext:value-type="float">
            <text:p>1.4281258651307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1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37819539137" calcext:value-type="float">
            <text:p>0.71437819539137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1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620020399979" calcext:value-type="float">
            <text:p>2.0620020399979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1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30451125841" calcext:value-type="float">
            <text:p>0.71430451125841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1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939136906172" calcext:value-type="float">
            <text:p>1.9939136906172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854902258" calcext:value-type="float">
            <text:p>1.42854902258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1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565714141354" calcext:value-type="float">
            <text:p>0.71565714141354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1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649799316001" calcext:value-type="float">
            <text:p>2.0649799316001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1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88030117863" calcext:value-type="float">
            <text:p>0.7138803011786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1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019631558283" calcext:value-type="float">
            <text:p>2.0019631558283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80437599539" calcext:value-type="float">
            <text:p>1.428043759953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1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8055644152" calcext:value-type="float">
            <text:p>0.7138055644152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1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762525513131" calcext:value-type="float">
            <text:p>2.0762525513131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1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73714238196" calcext:value-type="float">
            <text:p>0.7147371423819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918147454582" calcext:value-type="float">
            <text:p>1.9918147454582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1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94732321334" calcext:value-type="float">
            <text:p>1.4294732321334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1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0876693814" calcext:value-type="float">
            <text:p>0.7140876693814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596746740267" calcext:value-type="float">
            <text:p>2.0596746740267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1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3771427609" calcext:value-type="float">
            <text:p>0.714377142760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976631603546" calcext:value-type="float">
            <text:p>1.9976631603546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62016566298" calcext:value-type="float">
            <text:p>1.4262016566298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92451165841" calcext:value-type="float">
            <text:p>0.7139245116584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1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688599275159" calcext:value-type="float">
            <text:p>2.0688599275159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55608994096" calcext:value-type="float">
            <text:p>0.7145560899409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1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869400137474" calcext:value-type="float">
            <text:p>1.9869400137474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1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306427045866" calcext:value-type="float">
            <text:p>1.430642704586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56240572378" calcext:value-type="float">
            <text:p>0.71456240572378</text:p>
          </table:table-cell>
        </table:table-row>
        <table:table-row table:style-name="ro1">
          <table:table-cell table:number-columns-repeated="19"/>
          <table:table-cell table:formula="of:=AVERAGE([.T171:.T200])" office:value-type="float" office:value="2.06478063356424" calcext:value-type="float">
            <text:p>2.06478063356424</text:p>
          </table:table-cell>
          <table:table-cell/>
          <table:table-cell table:formula="of:=AVERAGE([.AC171:.AC200])" office:value-type="float" office:value="0.714396791863025" calcext:value-type="float">
            <text:p>0.714396791863025</text:p>
          </table:table-cell>
          <table:table-cell/>
          <table:table-cell table:formula="of:=AVERAGE([.AJ171:.AJ200])" office:value-type="float" office:value="1.99238313082478" calcext:value-type="float">
            <text:p>1.99238313082478</text:p>
          </table:table-cell>
          <table:table-cell/>
          <table:table-cell table:formula="of:=AVERAGE([.AQ181:.AQ210])" office:value-type="float" office:value="1.42846748131242" calcext:value-type="float">
            <text:p>1.42846748131242</text:p>
          </table:table-cell>
          <table:table-cell/>
          <table:table-cell table:formula="of:=AVERAGE([.AX171:.AX200])" office:value-type="float" office:value="0.714397388353626" calcext:value-type="float">
            <text:p>0.714397388353626</text:p>
          </table:table-cell>
          <table:table-cell table:number-columns-repeated="22"/>
        </table:table-row>
        <table:table-row table:style-name="ro1">
          <table:table-cell table:number-columns-repeated="50"/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1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758114991458" calcext:value-type="float">
            <text:p>2.0758114991458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1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8055644152" calcext:value-type="float">
            <text:p>0.7138055644152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1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006473677396" calcext:value-type="float">
            <text:p>2.0006473677396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1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73027081024" calcext:value-type="float">
            <text:p>1.4273027081024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1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58792464429" calcext:value-type="float">
            <text:p>0.7158792464429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1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796704424522" calcext:value-type="float">
            <text:p>2.0796704424522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1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08661675093" calcext:value-type="float">
            <text:p>0.7140866167509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1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063873616975" calcext:value-type="float">
            <text:p>2.0063873616975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1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79174442974" calcext:value-type="float">
            <text:p>1.4279174442974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1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29819652821" calcext:value-type="float">
            <text:p>0.7132981965282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1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689536116278" calcext:value-type="float">
            <text:p>2.0689536116278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1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58792464429" calcext:value-type="float">
            <text:p>0.715879246442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1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066557824676" calcext:value-type="float">
            <text:p>2.0066557824676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1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306448098476" calcext:value-type="float">
            <text:p>1.430644809847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66451087946" calcext:value-type="float">
            <text:p>0.71466451087946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1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671462451092" calcext:value-type="float">
            <text:p>2.0671462451092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1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29924915869" calcext:value-type="float">
            <text:p>0.7132992491586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1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115210405042" calcext:value-type="float">
            <text:p>2.0115210405042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1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6937445329" calcext:value-type="float">
            <text:p>1.42693744532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82030124179" calcext:value-type="float">
            <text:p>0.71382030124179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1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808262307092" calcext:value-type="float">
            <text:p>2.0808262307092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1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86977487392" calcext:value-type="float">
            <text:p>0.71386977487392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1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132757754992" calcext:value-type="float">
            <text:p>2.0132757754992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1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86637593013" calcext:value-type="float">
            <text:p>1.428663759301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1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86872224345" calcext:value-type="float">
            <text:p>0.71386872224345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2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655515099458" calcext:value-type="float">
            <text:p>2.0655515099458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2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5266173404" calcext:value-type="float">
            <text:p>0.7135266173404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2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117715665562" calcext:value-type="float">
            <text:p>2.0117715665562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2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57311308093" calcext:value-type="float">
            <text:p>1.425731130809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2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52556470993" calcext:value-type="float">
            <text:p>0.71352556470993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2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780841283325" calcext:value-type="float">
            <text:p>2.0780841283325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2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20240610273" calcext:value-type="float">
            <text:p>0.7142024061027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2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096484108964" calcext:value-type="float">
            <text:p>2.0096484108964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2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96163898775" calcext:value-type="float">
            <text:p>1.4296163898775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2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20661662461" calcext:value-type="float">
            <text:p>0.7142066166246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2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7924096922" calcext:value-type="float">
            <text:p>2.07924096922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2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71503714207" calcext:value-type="float">
            <text:p>0.71471503714207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2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104726205551" calcext:value-type="float">
            <text:p>2.0104726205551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2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95679688758" calcext:value-type="float">
            <text:p>1.4295679688758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2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71293188112" calcext:value-type="float">
            <text:p>0.71471293188112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2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703388733275" calcext:value-type="float">
            <text:p>2.0703388733275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2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07398623791" calcext:value-type="float">
            <text:p>0.71307398623791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2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075420973241" calcext:value-type="float">
            <text:p>2.0075420973241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2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72806028625" calcext:value-type="float">
            <text:p>1.4272806028625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2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0708283465" calcext:value-type="float">
            <text:p>0.7130708283465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2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663778248654" calcext:value-type="float">
            <text:p>2.0663778248654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2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91819482295" calcext:value-type="float">
            <text:p>0.71491819482295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2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142073534659" calcext:value-type="float">
            <text:p>2.0142073534659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2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91237588171" calcext:value-type="float">
            <text:p>1.4291237588171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2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91819482295" calcext:value-type="float">
            <text:p>0.71491819482295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2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682251913419" calcext:value-type="float">
            <text:p>2.0682251913419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2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504766837088" calcext:value-type="float">
            <text:p>0.71504766837088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2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059599937263" calcext:value-type="float">
            <text:p>2.0059599937263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2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300279683916" calcext:value-type="float">
            <text:p>1.430027968391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2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504451047946" calcext:value-type="float">
            <text:p>0.71504451047946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2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755125520921" calcext:value-type="float">
            <text:p>2.0755125520921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2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88345907004" calcext:value-type="float">
            <text:p>0.71388345907004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2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130010389463" calcext:value-type="float">
            <text:p>2.0130010389463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2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8421654293" calcext:value-type="float">
            <text:p>1.42842165429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2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88345907004" calcext:value-type="float">
            <text:p>0.71388345907004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2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636715119247" calcext:value-type="float">
            <text:p>2.0636715119247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2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80345810162" calcext:value-type="float">
            <text:p>0.71480345810162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2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094715689773" calcext:value-type="float">
            <text:p>2.0094715689773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2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86595487794" calcext:value-type="float">
            <text:p>1.4286595487794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2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80451073209" calcext:value-type="float">
            <text:p>0.71480451073209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2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731125546184" calcext:value-type="float">
            <text:p>2.0731125546184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2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80872125398" calcext:value-type="float">
            <text:p>0.71480872125398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2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077210445042" calcext:value-type="float">
            <text:p>2.0077210445042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2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300037578908" calcext:value-type="float">
            <text:p>1.4300037578908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2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80766862351" calcext:value-type="float">
            <text:p>0.7148076686235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1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771893924322" calcext:value-type="float">
            <text:p>2.0771893924322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2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282872333819" calcext:value-type="float">
            <text:p>0.7128287233381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1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195936635856" calcext:value-type="float">
            <text:p>2.0195936635856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1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89563905722" calcext:value-type="float">
            <text:p>1.4289563905722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2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282872333819" calcext:value-type="float">
            <text:p>0.71282872333819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1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706030835757" calcext:value-type="float">
            <text:p>2.0706030835757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74766868666" calcext:value-type="float">
            <text:p>0.7147476686866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0958946359" calcext:value-type="float">
            <text:p>2.00958946359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81563914143" calcext:value-type="float">
            <text:p>1.428156391414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78451075315" calcext:value-type="float">
            <text:p>0.71478451075315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1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791262324987" calcext:value-type="float">
            <text:p>2.0791262324987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1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73819501243" calcext:value-type="float">
            <text:p>0.7147381950124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1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141884061175" calcext:value-type="float">
            <text:p>2.0141884061175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1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94784952858" calcext:value-type="float">
            <text:p>1.4294784952858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1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8055644152" calcext:value-type="float">
            <text:p>0.7138055644152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777641286693" calcext:value-type="float">
            <text:p>2.0777641286693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55714257143" calcext:value-type="float">
            <text:p>0.7145571425714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065505194205" calcext:value-type="float">
            <text:p>2.0065505194205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61932355861" calcext:value-type="float">
            <text:p>1.4261932355861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55503731049" calcext:value-type="float">
            <text:p>0.71455503731049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698294001796" calcext:value-type="float">
            <text:p>2.0698294001796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31187967171" calcext:value-type="float">
            <text:p>0.71431187967171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958778990759" calcext:value-type="float">
            <text:p>1.9958778990759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72606028836" calcext:value-type="float">
            <text:p>1.427260602883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31293230218" calcext:value-type="float">
            <text:p>0.71431293230218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70827293866" calcext:value-type="float">
            <text:p>2.070827293866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1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30556388888" calcext:value-type="float">
            <text:p>0.71430556388888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109431463756" calcext:value-type="float">
            <text:p>2.0109431463756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91742850797" calcext:value-type="float">
            <text:p>1.4291742850797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557924675869" calcext:value-type="float">
            <text:p>0.71557924675869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694967689508" calcext:value-type="float">
            <text:p>2.0694967689508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1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88030117863" calcext:value-type="float">
            <text:p>0.7138803011786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06062098882" calcext:value-type="float">
            <text:p>2.006062098882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9870073821" calcext:value-type="float">
            <text:p>1.429870073821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34872173819" calcext:value-type="float">
            <text:p>0.71434872173819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725904499048" calcext:value-type="float">
            <text:p>2.0725904499048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1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3771427609" calcext:value-type="float">
            <text:p>0.714377142760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11165251405" calcext:value-type="float">
            <text:p>2.011165251405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77416550088" calcext:value-type="float">
            <text:p>1.4277416550088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74345816478" calcext:value-type="float">
            <text:p>0.71474345816478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686525593131" calcext:value-type="float">
            <text:p>2.0686525593131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557924675869" calcext:value-type="float">
            <text:p>0.7155792467586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105452520576" calcext:value-type="float">
            <text:p>2.0105452520576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92216534509" calcext:value-type="float">
            <text:p>1.429221653450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92240639747" calcext:value-type="float">
            <text:p>0.71392240639747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1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678672969818" calcext:value-type="float">
            <text:p>2.0678672969818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34872173819" calcext:value-type="float">
            <text:p>0.7143487217381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1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104378837496" calcext:value-type="float">
            <text:p>2.0104378837496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1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96627056182" calcext:value-type="float">
            <text:p>1.4296627056182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547187845065" calcext:value-type="float">
            <text:p>0.71547187845065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1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71227293445" calcext:value-type="float">
            <text:p>2.071227293445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1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565608878306" calcext:value-type="float">
            <text:p>0.7156560887830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1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112052513629" calcext:value-type="float">
            <text:p>2.0112052513629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1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91216535562" calcext:value-type="float">
            <text:p>1.4291216535562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1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08661675093" calcext:value-type="float">
            <text:p>0.71408661675093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602483576333" calcext:value-type="float">
            <text:p>2.0602483576333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921353767" calcext:value-type="float">
            <text:p>0.713921353767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1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988494748953" calcext:value-type="float">
            <text:p>1.9988494748953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1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80795493899" calcext:value-type="float">
            <text:p>1.428079549389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1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30345862794" calcext:value-type="float">
            <text:p>0.71430345862794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775030763126" calcext:value-type="float">
            <text:p>2.0775030763126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54666152983" calcext:value-type="float">
            <text:p>0.715466615298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104347258582" calcext:value-type="float">
            <text:p>2.0104347258582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85363910143" calcext:value-type="float">
            <text:p>1.428536391014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1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88556433098" calcext:value-type="float">
            <text:p>0.71388556433098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685083489386" calcext:value-type="float">
            <text:p>2.0685083489386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66766877087" calcext:value-type="float">
            <text:p>0.71466766877087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118978822128" calcext:value-type="float">
            <text:p>2.0118978822128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80353389102" calcext:value-type="float">
            <text:p>1.4280353389102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1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7392476429" calcext:value-type="float">
            <text:p>0.7147392476429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2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617083560965" calcext:value-type="float">
            <text:p>2.0617083560965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78556338362" calcext:value-type="float">
            <text:p>0.71478556338362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2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123663027723" calcext:value-type="float">
            <text:p>2.0123663027723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2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74816552825" calcext:value-type="float">
            <text:p>1.4274816552825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1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37819539137" calcext:value-type="float">
            <text:p>0.71437819539137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744567637297" calcext:value-type="float">
            <text:p>2.0744567637297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82030124179" calcext:value-type="float">
            <text:p>0.7138203012417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095031478914" calcext:value-type="float">
            <text:p>2.0095031478914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305069152559" calcext:value-type="float">
            <text:p>1.430506915255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1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565608878306" calcext:value-type="float">
            <text:p>0.71565608878306</text:p>
          </table:table-cell>
        </table:table-row>
        <table:table-row table:style-name="ro1">
          <table:table-cell table:number-columns-repeated="19"/>
          <table:table-cell table:formula="of:=AVERAGE([.T203:.T232])" office:value-type="float" office:value="2.07167073157467" calcext:value-type="float">
            <text:p>2.07167073157467</text:p>
          </table:table-cell>
          <table:table-cell/>
          <table:table-cell table:formula="of:=AVERAGE([.AC203:.AC232])" office:value-type="float" office:value="0.714397072564486" calcext:value-type="float">
            <text:p>0.714397072564486</text:p>
          </table:table-cell>
          <table:table-cell/>
          <table:table-cell table:formula="of:=AVERAGE([.AJ203:.AJ232])" office:value-type="float" office:value="2.00924977973707" calcext:value-type="float">
            <text:p>2.00924977973707</text:p>
          </table:table-cell>
          <table:table-cell/>
          <table:table-cell table:formula="of:=AVERAGE([.AQ215:.AQ244])" office:value-type="float" office:value="1.4285341353776" calcext:value-type="float">
            <text:p>1.4285341353776</text:p>
          </table:table-cell>
          <table:table-cell/>
          <table:table-cell table:formula="of:=AVERAGE([.AX203:.AX232])" office:value-type="float" office:value="0.714396897126073" calcext:value-type="float">
            <text:p>0.714396897126073</text:p>
          </table:table-cell>
          <table:table-cell table:number-columns-repeated="22"/>
        </table:table-row>
        <table:table-row table:style-name="ro1">
          <table:table-cell table:number-columns-repeated="50"/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1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834514911037" calcext:value-type="float">
            <text:p>2.0834514911037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66766877087" calcext:value-type="float">
            <text:p>0.71466766877087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1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198568212033" calcext:value-type="float">
            <text:p>2.0198568212033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1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73237607118" calcext:value-type="float">
            <text:p>1.4273237607118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1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8055644152" calcext:value-type="float">
            <text:p>0.7138055644152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1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782157071414" calcext:value-type="float">
            <text:p>2.0782157071414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78556338362" calcext:value-type="float">
            <text:p>0.71478556338362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1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209957673729" calcext:value-type="float">
            <text:p>2.0209957673729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1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79353390154" calcext:value-type="float">
            <text:p>1.4279353390154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1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0876693814" calcext:value-type="float">
            <text:p>0.7140876693814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1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782167597718" calcext:value-type="float">
            <text:p>2.0782167597718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82030124179" calcext:value-type="float">
            <text:p>0.7138203012417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1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115747246582" calcext:value-type="float">
            <text:p>2.0115747246582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1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306574414132" calcext:value-type="float">
            <text:p>1.4306574414132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1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58792464429" calcext:value-type="float">
            <text:p>0.7158792464429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1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779609705674" calcext:value-type="float">
            <text:p>2.0779609705674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1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29924915869" calcext:value-type="float">
            <text:p>0.7132992491586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1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26745235005" calcext:value-type="float">
            <text:p>2.026745235005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1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69227085024" calcext:value-type="float">
            <text:p>1.4269227085024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1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30030178916" calcext:value-type="float">
            <text:p>0.71330030178916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1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85412541671" calcext:value-type="float">
            <text:p>2.085412541671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1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86977487392" calcext:value-type="float">
            <text:p>0.71386977487392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1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301883892754" calcext:value-type="float">
            <text:p>2.0301883892754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1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8674285606" calcext:value-type="float">
            <text:p>1.42867428560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1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86977487392" calcext:value-type="float">
            <text:p>0.71386977487392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2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83966227404" calcext:value-type="float">
            <text:p>2.083966227404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2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5266173404" calcext:value-type="float">
            <text:p>0.7135266173404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2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267841823324" calcext:value-type="float">
            <text:p>2.0267841823324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2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57511307883" calcext:value-type="float">
            <text:p>1.425751130788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2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52556470993" calcext:value-type="float">
            <text:p>0.71352556470993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2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807188624012" calcext:value-type="float">
            <text:p>2.0807188624012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2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20135347226" calcext:value-type="float">
            <text:p>0.7142013534722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2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219820821241" calcext:value-type="float">
            <text:p>2.0219820821241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2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95942846376" calcext:value-type="float">
            <text:p>1.429594284637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2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2034587332" calcext:value-type="float">
            <text:p>0.7142034587332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2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767778139181" calcext:value-type="float">
            <text:p>2.0767778139181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2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7139845116" calcext:value-type="float">
            <text:p>0.714713984511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2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157526149972" calcext:value-type="float">
            <text:p>2.0157526149972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2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95742846586" calcext:value-type="float">
            <text:p>1.429574284658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2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7139845116" calcext:value-type="float">
            <text:p>0.7147139845116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2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844220163979" calcext:value-type="float">
            <text:p>2.0844220163979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2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07398623791" calcext:value-type="float">
            <text:p>0.71307398623791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2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147041950482" calcext:value-type="float">
            <text:p>2.0147041950482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2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72721818188" calcext:value-type="float">
            <text:p>1.4272721818188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2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07398623791" calcext:value-type="float">
            <text:p>0.7130739862379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2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782651807735" calcext:value-type="float">
            <text:p>2.0782651807735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2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91714219248" calcext:value-type="float">
            <text:p>0.71491714219248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2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131073546238" calcext:value-type="float">
            <text:p>2.0131073546238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2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9110074621" calcext:value-type="float">
            <text:p>1.429110074621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2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92135271437" calcext:value-type="float">
            <text:p>0.71492135271437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2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794978110549" calcext:value-type="float">
            <text:p>2.0794978110549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2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50466157404" calcext:value-type="float">
            <text:p>0.7150466157404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2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223715553984" calcext:value-type="float">
            <text:p>2.0223715553984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2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300248105002" calcext:value-type="float">
            <text:p>1.4300248105002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2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504977363182" calcext:value-type="float">
            <text:p>0.71504977363182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2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736072909397" calcext:value-type="float">
            <text:p>2.0736072909397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2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88240643957" calcext:value-type="float">
            <text:p>0.71388240643957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2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115589352011" calcext:value-type="float">
            <text:p>2.0115589352011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2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83974437922" calcext:value-type="float">
            <text:p>1.4283974437922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2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88556433098" calcext:value-type="float">
            <text:p>0.71388556433098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2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735672909818" calcext:value-type="float">
            <text:p>2.0735672909818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2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80451073209" calcext:value-type="float">
            <text:p>0.7148045107320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2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095220952399" calcext:value-type="float">
            <text:p>2.0095220952399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2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86574435185" calcext:value-type="float">
            <text:p>1.4286574435185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2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80451073209" calcext:value-type="float">
            <text:p>0.71480451073209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2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794525479447" calcext:value-type="float">
            <text:p>2.0794525479447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2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80766862351" calcext:value-type="float">
            <text:p>0.71480766862351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2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218641875114" calcext:value-type="float">
            <text:p>2.0218641875114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2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99984947384" calcext:value-type="float">
            <text:p>1.4299984947384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2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80661599304" calcext:value-type="float">
            <text:p>0.71480661599304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2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767493928954" calcext:value-type="float">
            <text:p>2.0767493928954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2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282556544677" calcext:value-type="float">
            <text:p>0.71282556544677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2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185915593773" calcext:value-type="float">
            <text:p>2.0185915593773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2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74511289988" calcext:value-type="float">
            <text:p>1.4274511289988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2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283082859913" calcext:value-type="float">
            <text:p>0.71283082859913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773346554372" calcext:value-type="float">
            <text:p>2.0773346554372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55714257143" calcext:value-type="float">
            <text:p>0.7145571425714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19234716595" calcext:value-type="float">
            <text:p>2.019234716595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61848145423" calcext:value-type="float">
            <text:p>1.426184814542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55714257143" calcext:value-type="float">
            <text:p>0.71455714257143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88018854717" calcext:value-type="float">
            <text:p>2.088018854717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1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58792464429" calcext:value-type="float">
            <text:p>0.715879246442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201978734759" calcext:value-type="float">
            <text:p>2.0201978734759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92311271251" calcext:value-type="float">
            <text:p>1.4292311271251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1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37503749996" calcext:value-type="float">
            <text:p>0.71437503749996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1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881493808954" calcext:value-type="float">
            <text:p>2.0881493808954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54666152983" calcext:value-type="float">
            <text:p>0.715466615298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1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254673416133" calcext:value-type="float">
            <text:p>2.0254673416133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1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89837589645" calcext:value-type="float">
            <text:p>1.4289837589645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1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565714141354" calcext:value-type="float">
            <text:p>0.71565714141354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1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814935984278" calcext:value-type="float">
            <text:p>2.0814935984278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31187967171" calcext:value-type="float">
            <text:p>0.71431187967171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1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19236821856" calcext:value-type="float">
            <text:p>2.019236821856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1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96795477057" calcext:value-type="float">
            <text:p>1.4296795477057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31082704123" calcext:value-type="float">
            <text:p>0.71431082704123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844662268777" calcext:value-type="float">
            <text:p>2.0844662268777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557714149775" calcext:value-type="float">
            <text:p>0.71557714149775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144715637141" calcext:value-type="float">
            <text:p>2.0144715637141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72763923406" calcext:value-type="float">
            <text:p>1.427276392340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1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30661651935" calcext:value-type="float">
            <text:p>0.71430661651935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729146600898" calcext:value-type="float">
            <text:p>2.0729146600898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34872173819" calcext:value-type="float">
            <text:p>0.7143487217381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230357652255" calcext:value-type="float">
            <text:p>2.0230357652255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89427063761" calcext:value-type="float">
            <text:p>1.4289427063761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1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87819591769" calcext:value-type="float">
            <text:p>0.71387819591769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870609609885" calcext:value-type="float">
            <text:p>2.0870609609885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74661605619" calcext:value-type="float">
            <text:p>0.7147466160561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172968238981" calcext:value-type="float">
            <text:p>2.0172968238981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98532317334" calcext:value-type="float">
            <text:p>1.4298532317334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557714149775" calcext:value-type="float">
            <text:p>0.71557714149775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93899901158" calcext:value-type="float">
            <text:p>2.093899901158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921353767" calcext:value-type="float">
            <text:p>0.713921353767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145915635878" calcext:value-type="float">
            <text:p>2.0145915635878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77584970963" calcext:value-type="float">
            <text:p>1.427758497096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34872173819" calcext:value-type="float">
            <text:p>0.71434872173819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806641256167" calcext:value-type="float">
            <text:p>2.0806641256167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1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30451125841" calcext:value-type="float">
            <text:p>0.71430451125841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155810362305" calcext:value-type="float">
            <text:p>2.0155810362305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1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80553388891" calcext:value-type="float">
            <text:p>1.4280553388891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74766868666" calcext:value-type="float">
            <text:p>0.71474766868666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838578064655" calcext:value-type="float">
            <text:p>2.0838578064655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1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88030117863" calcext:value-type="float">
            <text:p>0.7138803011786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103347259634" calcext:value-type="float">
            <text:p>2.0103347259634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305005994731" calcext:value-type="float">
            <text:p>1.4305005994731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92030113653" calcext:value-type="float">
            <text:p>0.71392030113653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866546456267" calcext:value-type="float">
            <text:p>2.0866546456267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1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73714238196" calcext:value-type="float">
            <text:p>0.7147371423819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000115789352" calcext:value-type="float">
            <text:p>2.0000115789352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81195493478" calcext:value-type="float">
            <text:p>1.4281195493478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546977318971" calcext:value-type="float">
            <text:p>0.7154697731897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1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870472767923" calcext:value-type="float">
            <text:p>2.0870472767923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1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37819539137" calcext:value-type="float">
            <text:p>0.71437819539137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1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262631302493" calcext:value-type="float">
            <text:p>2.0262631302493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85269173401" calcext:value-type="float">
            <text:p>1.4285269173401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66556350993" calcext:value-type="float">
            <text:p>0.71466556350993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1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825399131159" calcext:value-type="float">
            <text:p>2.0825399131159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1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565503615259" calcext:value-type="float">
            <text:p>0.7156550361525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1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24682079282" calcext:value-type="float">
            <text:p>2.024682079282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80448125844" calcext:value-type="float">
            <text:p>1.4280448125844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78556338362" calcext:value-type="float">
            <text:p>0.71478556338362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1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815146510372" calcext:value-type="float">
            <text:p>2.0815146510372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1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80661704567" calcext:value-type="float">
            <text:p>0.71380661704567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1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21624187764" calcext:value-type="float">
            <text:p>2.021624187764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1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94774426553" calcext:value-type="float">
            <text:p>1.429477442655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82030124179" calcext:value-type="float">
            <text:p>0.71382030124179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742925533763" calcext:value-type="float">
            <text:p>2.0742925533763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1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0876693814" calcext:value-type="float">
            <text:p>0.7140876693814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185368225928" calcext:value-type="float">
            <text:p>2.0185368225928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1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91374430132" calcext:value-type="float">
            <text:p>1.4291374430132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1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7245108163" calcext:value-type="float">
            <text:p>0.7147245108163</text:p>
          </table:table-cell>
        </table:table-row>
        <table:table-row table:style-name="ro1">
          <table:table-cell table:number-columns-repeated="19"/>
          <table:table-cell table:formula="of:=AVERAGE([.T235:.T264])" office:value-type="float" office:value="2.08133970385295" calcext:value-type="float">
            <text:p>2.08133970385295</text:p>
          </table:table-cell>
          <table:table-cell/>
          <table:table-cell table:formula="of:=AVERAGE([.AC235:.AC264])" office:value-type="float" office:value="0.714396686599979" calcext:value-type="float">
            <text:p>0.714396686599979</text:p>
          </table:table-cell>
          <table:table-cell/>
          <table:table-cell table:formula="of:=AVERAGE([.AJ235:.AJ264])" office:value-type="float" office:value="2.01853885767838" calcext:value-type="float">
            <text:p>2.01853885767838</text:p>
          </table:table-cell>
          <table:table-cell/>
          <table:table-cell table:formula="of:=AVERAGE([.AQ249:.AQ278])" office:value-type="float" office:value="1.42859172930193" calcext:value-type="float">
            <text:p>1.42859172930193</text:p>
          </table:table-cell>
          <table:table-cell/>
          <table:table-cell table:formula="of:=AVERAGE([.AX235:.AX264])" office:value-type="float" office:value="0.714396756775344" calcext:value-type="float">
            <text:p>0.714396756775344</text:p>
          </table:table-cell>
          <table:table-cell table:number-columns-repeated="22"/>
        </table:table-row>
        <table:table-row table:style-name="ro1">
          <table:table-cell table:number-columns-repeated="50"/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1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979020022084" calcext:value-type="float">
            <text:p>2.0979020022084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54666152983" calcext:value-type="float">
            <text:p>0.715466615298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1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334252279734" calcext:value-type="float">
            <text:p>2.0334252279734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305111257778" calcext:value-type="float">
            <text:p>1.4305111257778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1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80872230661" calcext:value-type="float">
            <text:p>0.7138087223066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1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870746451846" calcext:value-type="float">
            <text:p>2.0870746451846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1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0876693814" calcext:value-type="float">
            <text:p>0.7140876693814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1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362210145042" calcext:value-type="float">
            <text:p>2.0362210145042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1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79353390154" calcext:value-type="float">
            <text:p>1.4279353390154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1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0876693814" calcext:value-type="float">
            <text:p>0.7140876693814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1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866030667336" calcext:value-type="float">
            <text:p>2.0866030667336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1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587819381243" calcext:value-type="float">
            <text:p>0.7158781938124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1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304999678948" calcext:value-type="float">
            <text:p>2.0304999678948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1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306427045866" calcext:value-type="float">
            <text:p>1.430642704586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1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58792464429" calcext:value-type="float">
            <text:p>0.7158792464429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1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888767485508" calcext:value-type="float">
            <text:p>2.0888767485508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1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29924915869" calcext:value-type="float">
            <text:p>0.7132992491586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1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309294411269" calcext:value-type="float">
            <text:p>2.0309294411269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1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69142874586" calcext:value-type="float">
            <text:p>1.426914287458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1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30030178916" calcext:value-type="float">
            <text:p>0.71330030178916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1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82716755035" calcext:value-type="float">
            <text:p>2.082716755035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1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86977487392" calcext:value-type="float">
            <text:p>0.71386977487392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2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272904975889" calcext:value-type="float">
            <text:p>2.0272904975889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1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86837592803" calcext:value-type="float">
            <text:p>1.428683759280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1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86977487392" calcext:value-type="float">
            <text:p>0.71386977487392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2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880999072633" calcext:value-type="float">
            <text:p>2.0880999072633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2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5266173404" calcext:value-type="float">
            <text:p>0.7135266173404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1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197989265274" calcext:value-type="float">
            <text:p>2.0197989265274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2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57627097235" calcext:value-type="float">
            <text:p>1.4257627097235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2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52345944899" calcext:value-type="float">
            <text:p>0.71352345944899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1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939620063558" calcext:value-type="float">
            <text:p>2.0939620063558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1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8055644152" calcext:value-type="float">
            <text:p>0.7138055644152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1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140399852211" calcext:value-type="float">
            <text:p>2.0140399852211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1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72963923196" calcext:value-type="float">
            <text:p>1.427296392319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1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565503615259" calcext:value-type="float">
            <text:p>0.71565503615259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2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926672708766" calcext:value-type="float">
            <text:p>2.0926672708766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2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20240610273" calcext:value-type="float">
            <text:p>0.7142024061027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2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37604170943" calcext:value-type="float">
            <text:p>2.037604170943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2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95858635938" calcext:value-type="float">
            <text:p>1.4295858635938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2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19714295038" calcext:value-type="float">
            <text:p>0.71419714295038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2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944188479802" calcext:value-type="float">
            <text:p>2.0944188479802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2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71293188112" calcext:value-type="float">
            <text:p>0.71471293188112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2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307483886859" calcext:value-type="float">
            <text:p>2.0307483886859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2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95711267672" calcext:value-type="float">
            <text:p>1.4295711267672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2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71293188112" calcext:value-type="float">
            <text:p>0.71471293188112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2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105027257866" calcext:value-type="float">
            <text:p>2.105027257866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2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07398623791" calcext:value-type="float">
            <text:p>0.71307398623791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2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466431087967" calcext:value-type="float">
            <text:p>2.0466431087967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2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72942870586" calcext:value-type="float">
            <text:p>1.427294287058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2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07398623791" calcext:value-type="float">
            <text:p>0.7130739862379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2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956430572178" calcext:value-type="float">
            <text:p>2.0956430572178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2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91714219248" calcext:value-type="float">
            <text:p>0.71491714219248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2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323031238914" calcext:value-type="float">
            <text:p>2.0323031238914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2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91174430343" calcext:value-type="float">
            <text:p>1.429117443034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2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91819482295" calcext:value-type="float">
            <text:p>0.71491819482295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2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856041204167" calcext:value-type="float">
            <text:p>2.0856041204167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2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50466157404" calcext:value-type="float">
            <text:p>0.7150466157404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2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328662811934" calcext:value-type="float">
            <text:p>2.0328662811934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2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300300736526" calcext:value-type="float">
            <text:p>1.430030073652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2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504872100135" calcext:value-type="float">
            <text:p>0.71504872100135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2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801578103602" calcext:value-type="float">
            <text:p>2.0801578103602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2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88345907004" calcext:value-type="float">
            <text:p>0.71388345907004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2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200905051679" calcext:value-type="float">
            <text:p>2.0200905051679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2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84090227273" calcext:value-type="float">
            <text:p>1.428409022727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2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87609065675" calcext:value-type="float">
            <text:p>0.71387609065675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2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94443058481" calcext:value-type="float">
            <text:p>2.094443058481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2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80451073209" calcext:value-type="float">
            <text:p>0.7148045107320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2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307673360344" calcext:value-type="float">
            <text:p>2.0307673360344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2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86637593013" calcext:value-type="float">
            <text:p>1.428663759301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2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80451073209" calcext:value-type="float">
            <text:p>0.71480451073209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1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94858847517" calcext:value-type="float">
            <text:p>2.094858847517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2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80872125398" calcext:value-type="float">
            <text:p>0.71480872125398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1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327283866017" calcext:value-type="float">
            <text:p>2.0327283866017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9217442929" calcext:value-type="float">
            <text:p>1.42921744292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2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80977388445" calcext:value-type="float">
            <text:p>0.71480977388445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2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866841192799" calcext:value-type="float">
            <text:p>2.0866841192799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2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282767070772" calcext:value-type="float">
            <text:p>0.71282767070772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2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329294390216" calcext:value-type="float">
            <text:p>2.0329294390216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2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74616553035" calcext:value-type="float">
            <text:p>1.4274616553035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2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28245128163" calcext:value-type="float">
            <text:p>0.7128245128163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2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819651768788" calcext:value-type="float">
            <text:p>2.0819651768788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1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565503615259" calcext:value-type="float">
            <text:p>0.7156550361525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2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238957643202" calcext:value-type="float">
            <text:p>2.0238957643202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2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99911263251" calcext:value-type="float">
            <text:p>1.4299911263251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82030124179" calcext:value-type="float">
            <text:p>0.71382030124179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1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829241232378" calcext:value-type="float">
            <text:p>2.0829241232378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1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37924802184" calcext:value-type="float">
            <text:p>0.71437924802184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1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334968068455" calcext:value-type="float">
            <text:p>2.0334968068455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1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97574423606" calcext:value-type="float">
            <text:p>1.429757442360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78451075315" calcext:value-type="float">
            <text:p>0.71478451075315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1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855609625674" calcext:value-type="float">
            <text:p>2.0855609625674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1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73819501243" calcext:value-type="float">
            <text:p>0.7147381950124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1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313104933574" calcext:value-type="float">
            <text:p>2.0313104933574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1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89416537456" calcext:value-type="float">
            <text:p>1.428941653745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66451087946" calcext:value-type="float">
            <text:p>0.71466451087946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1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847399108001" calcext:value-type="float">
            <text:p>2.0847399108001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82030124179" calcext:value-type="float">
            <text:p>0.7138203012417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1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268652348787" calcext:value-type="float">
            <text:p>2.0268652348787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1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94911268514" calcext:value-type="float">
            <text:p>1.4294911268514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547293108113" calcext:value-type="float">
            <text:p>0.71547293108113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1066714666616" calcext:value-type="float">
            <text:p>2.1066714666616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78556338362" calcext:value-type="float">
            <text:p>0.71478556338362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259999726316" calcext:value-type="float">
            <text:p>2.0259999726316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80384968016" calcext:value-type="float">
            <text:p>1.428038496801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921353767" calcext:value-type="float">
            <text:p>0.713921353767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864999089475" calcext:value-type="float">
            <text:p>2.0864999089475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66766877087" calcext:value-type="float">
            <text:p>0.71466766877087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169473505817" calcext:value-type="float">
            <text:p>2.0169473505817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85216541877" calcext:value-type="float">
            <text:p>1.4285216541877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74766868666" calcext:value-type="float">
            <text:p>0.71474766868666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904409574306" calcext:value-type="float">
            <text:p>2.0904409574306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921353767" calcext:value-type="float">
            <text:p>0.713921353767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243115533563" calcext:value-type="float">
            <text:p>2.0243115533563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81216546088" calcext:value-type="float">
            <text:p>1.4281216546088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1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37609013043" calcext:value-type="float">
            <text:p>0.71437609013043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914114827248" calcext:value-type="float">
            <text:p>2.0914114827248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74766868666" calcext:value-type="float">
            <text:p>0.7147476686866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255147099845" calcext:value-type="float">
            <text:p>2.0255147099845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1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8095338847" calcext:value-type="float">
            <text:p>1.428095338847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1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73398449054" calcext:value-type="float">
            <text:p>0.71473398449054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91510429989" calcext:value-type="float">
            <text:p>2.091510429989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34872173819" calcext:value-type="float">
            <text:p>0.7143487217381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338610169884" calcext:value-type="float">
            <text:p>2.0338610169884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1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91416535351" calcext:value-type="float">
            <text:p>1.4291416535351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1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87924854816" calcext:value-type="float">
            <text:p>0.71387924854816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761409724832" calcext:value-type="float">
            <text:p>2.0761409724832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557819412822" calcext:value-type="float">
            <text:p>0.71557819412822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333252280787" calcext:value-type="float">
            <text:p>2.0333252280787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7751128683" calcext:value-type="float">
            <text:p>1.42775112868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1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30556388888" calcext:value-type="float">
            <text:p>0.71430556388888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82028334707" calcext:value-type="float">
            <text:p>2.082028334707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1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87924854816" calcext:value-type="float">
            <text:p>0.7138792485481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270462873197" calcext:value-type="float">
            <text:p>2.0270462873197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98490212116" calcext:value-type="float">
            <text:p>1.429849021211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34872173819" calcext:value-type="float">
            <text:p>0.71434872173819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944483216333" calcext:value-type="float">
            <text:p>2.0944483216333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1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30556388888" calcext:value-type="float">
            <text:p>0.71430556388888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364715405563" calcext:value-type="float">
            <text:p>2.0364715405563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91690219273" calcext:value-type="float">
            <text:p>1.429169021927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558029938916" calcext:value-type="float">
            <text:p>0.71558029938916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817388613275" calcext:value-type="float">
            <text:p>2.0817388613275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31082704123" calcext:value-type="float">
            <text:p>0.7143108270412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358704885574" calcext:value-type="float">
            <text:p>2.0358704885574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72669186664" calcext:value-type="float">
            <text:p>1.4272669186664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31609019359" calcext:value-type="float">
            <text:p>0.71431609019359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946230582915" calcext:value-type="float">
            <text:p>2.0946230582915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55714257143" calcext:value-type="float">
            <text:p>0.7145571425714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179894547479" calcext:value-type="float">
            <text:p>2.0179894547479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61900776947" calcext:value-type="float">
            <text:p>1.4261900776947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55714257143" calcext:value-type="float">
            <text:p>0.71455714257143</text:p>
          </table:table-cell>
        </table:table-row>
        <table:table-row table:style-name="ro1">
          <table:table-cell table:number-columns-repeated="19"/>
          <table:table-cell table:formula="of:=AVERAGE([.T267:.T296])" office:value-type="float" office:value="2.0895147829669" calcext:value-type="float">
            <text:p>2.0895147829669</text:p>
          </table:table-cell>
          <table:table-cell/>
          <table:table-cell table:formula="of:=AVERAGE([.AC267:.AC296])" office:value-type="float" office:value="0.714396862038391" calcext:value-type="float">
            <text:p>0.714396862038391</text:p>
          </table:table-cell>
          <table:table-cell/>
          <table:table-cell table:formula="of:=AVERAGE([.AJ267:.AJ296])" office:value-type="float" office:value="2.02939305677923" calcext:value-type="float">
            <text:p>2.02939305677923</text:p>
          </table:table-cell>
          <table:table-cell/>
          <table:table-cell table:formula="of:=AVERAGE([.AQ283:.AQ312])" office:value-type="float" office:value="1.42840131596854" calcext:value-type="float">
            <text:p>1.42840131596854</text:p>
          </table:table-cell>
          <table:table-cell/>
          <table:table-cell table:formula="of:=AVERAGE([.AX267:.AX296])" office:value-type="float" office:value="0.714396616424615" calcext:value-type="float">
            <text:p>0.714396616424615</text:p>
          </table:table-cell>
          <table:table-cell table:number-columns-repeated="22"/>
        </table:table-row>
        <table:table-row table:style-name="ro1">
          <table:table-cell table:number-columns-repeated="50"/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2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1028156812467" calcext:value-type="float">
            <text:p>2.1028156812467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2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80977388445" calcext:value-type="float">
            <text:p>0.71480977388445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2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496525793131" calcext:value-type="float">
            <text:p>2.0496525793131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2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99995473689" calcext:value-type="float">
            <text:p>1.429999547368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2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80977388445" calcext:value-type="float">
            <text:p>0.71480977388445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2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990672641397" calcext:value-type="float">
            <text:p>2.0990672641397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2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282767070772" calcext:value-type="float">
            <text:p>0.71282767070772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2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4361048041" calcext:value-type="float">
            <text:p>2.04361048041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2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74732342387" calcext:value-type="float">
            <text:p>1.4274732342387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2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282556544677" calcext:value-type="float">
            <text:p>0.71282556544677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963883195912" calcext:value-type="float">
            <text:p>2.0963883195912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30977441076" calcext:value-type="float">
            <text:p>0.7143097744107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390652220366" calcext:value-type="float">
            <text:p>2.0390652220366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72742870797" calcext:value-type="float">
            <text:p>1.4272742870797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31398493265" calcext:value-type="float">
            <text:p>0.71431398493265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974167395613" calcext:value-type="float">
            <text:p>2.0974167395613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55714257143" calcext:value-type="float">
            <text:p>0.7145571425714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438767959192" calcext:value-type="float">
            <text:p>2.0438767959192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62111303041" calcext:value-type="float">
            <text:p>1.4262111303041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56030046284" calcext:value-type="float">
            <text:p>0.71456030046284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2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1051430472178" calcext:value-type="float">
            <text:p>2.1051430472178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2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80451073209" calcext:value-type="float">
            <text:p>0.7148045107320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2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429946915845" calcext:value-type="float">
            <text:p>2.0429946915845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2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86669171927" calcext:value-type="float">
            <text:p>1.4286669171927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2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7971423188" calcext:value-type="float">
            <text:p>0.7147971423188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2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1011725250816" calcext:value-type="float">
            <text:p>2.1011725250816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2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88345907004" calcext:value-type="float">
            <text:p>0.71388345907004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2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521199451369" calcext:value-type="float">
            <text:p>2.0521199451369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2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83932332703" calcext:value-type="float">
            <text:p>1.428393233270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2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88240643957" calcext:value-type="float">
            <text:p>0.71388240643957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2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1043472585818" calcext:value-type="float">
            <text:p>2.1043472585818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2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50466157404" calcext:value-type="float">
            <text:p>0.7150466157404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2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382715386615" calcext:value-type="float">
            <text:p>2.0382715386615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2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91121798819" calcext:value-type="float">
            <text:p>1.429112179881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2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505082626229" calcext:value-type="float">
            <text:p>0.71505082626229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2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1016619982505" calcext:value-type="float">
            <text:p>2.1016619982505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2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91714219248" calcext:value-type="float">
            <text:p>0.71491714219248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2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2490102642" calcext:value-type="float">
            <text:p>2.02490102642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2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95658636149" calcext:value-type="float">
            <text:p>1.429565863614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2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91714219248" calcext:value-type="float">
            <text:p>0.71491714219248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2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1007409465885" calcext:value-type="float">
            <text:p>2.1007409465885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2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07398623791" calcext:value-type="float">
            <text:p>0.71307398623791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2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395052215735" calcext:value-type="float">
            <text:p>2.0395052215735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2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300227052393" calcext:value-type="float">
            <text:p>1.430022705239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2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07398623791" calcext:value-type="float">
            <text:p>0.7130739862379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2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1003904206417" calcext:value-type="float">
            <text:p>2.1003904206417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2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71293188112" calcext:value-type="float">
            <text:p>0.71471293188112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2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448389001696" calcext:value-type="float">
            <text:p>2.0448389001696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2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72879712758" calcext:value-type="float">
            <text:p>1.4272879712758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2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71293188112" calcext:value-type="float">
            <text:p>0.71471293188112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2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983746332899" calcext:value-type="float">
            <text:p>2.0983746332899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2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20240610273" calcext:value-type="float">
            <text:p>0.7142024061027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2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467094245164" calcext:value-type="float">
            <text:p>2.0467094245164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2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9579547811" calcext:value-type="float">
            <text:p>1.429579547811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2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20661662461" calcext:value-type="float">
            <text:p>0.7142066166246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2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93862006461" calcext:value-type="float">
            <text:p>2.093862006461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2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5266173404" calcext:value-type="float">
            <text:p>0.7135266173404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2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46344161743" calcext:value-type="float">
            <text:p>2.046344161743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2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5743762375" calcext:value-type="float">
            <text:p>1.425743762375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2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5266173404" calcext:value-type="float">
            <text:p>0.7135266173404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1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971188451381" calcext:value-type="float">
            <text:p>2.0971188451381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1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86977487392" calcext:value-type="float">
            <text:p>0.71386977487392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1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428357443834" calcext:value-type="float">
            <text:p>2.0428357443834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1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86321803872" calcext:value-type="float">
            <text:p>1.4286321803872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1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86977487392" calcext:value-type="float">
            <text:p>0.71386977487392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1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978851601209" calcext:value-type="float">
            <text:p>2.0978851601209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1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29924915869" calcext:value-type="float">
            <text:p>0.7132992491586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1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354178574549" calcext:value-type="float">
            <text:p>2.0354178574549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1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69479716337" calcext:value-type="float">
            <text:p>1.4269479716337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1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29714389774" calcext:value-type="float">
            <text:p>0.71329714389774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1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1073062028356" calcext:value-type="float">
            <text:p>2.1073062028356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82030124179" calcext:value-type="float">
            <text:p>0.7138203012417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1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290620746715" calcext:value-type="float">
            <text:p>2.0290620746715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1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73037607329" calcext:value-type="float">
            <text:p>1.427303760732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8234591332" calcext:value-type="float">
            <text:p>0.7138234591332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1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1061809408622" calcext:value-type="float">
            <text:p>2.1061809408622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78451075315" calcext:value-type="float">
            <text:p>0.71478451075315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1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340199641895" calcext:value-type="float">
            <text:p>2.0340199641895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1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79132337755" calcext:value-type="float">
            <text:p>1.4279132337755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1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58792464429" calcext:value-type="float">
            <text:p>0.7158792464429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1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1068609401464" calcext:value-type="float">
            <text:p>2.1068609401464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66766877087" calcext:value-type="float">
            <text:p>0.71466766877087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1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284083911491" calcext:value-type="float">
            <text:p>2.0284083911491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1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93258638675" calcext:value-type="float">
            <text:p>1.4293258638675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1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0876693814" calcext:value-type="float">
            <text:p>0.7140876693814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1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986651592998" calcext:value-type="float">
            <text:p>2.0986651592998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1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58792464429" calcext:value-type="float">
            <text:p>0.715879246442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1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370746978161" calcext:value-type="float">
            <text:p>2.0370746978161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1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89521800503" calcext:value-type="float">
            <text:p>1.428952180050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1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565503615259" calcext:value-type="float">
            <text:p>0.71565503615259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1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998451580577" calcext:value-type="float">
            <text:p>2.0998451580577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54666152983" calcext:value-type="float">
            <text:p>0.715466615298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1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552009945253" calcext:value-type="float">
            <text:p>2.0552009945253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1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96784950753" calcext:value-type="float">
            <text:p>1.429678495075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1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8055644152" calcext:value-type="float">
            <text:p>0.7138055644152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1037946275846" calcext:value-type="float">
            <text:p>2.1037946275846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557819412822" calcext:value-type="float">
            <text:p>0.71557819412822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425125868289" calcext:value-type="float">
            <text:p>2.0425125868289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91427061656" calcext:value-type="float">
            <text:p>1.429142706165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557819412822" calcext:value-type="float">
            <text:p>0.71557819412822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948714790827" calcext:value-type="float">
            <text:p>2.0948714790827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34872173819" calcext:value-type="float">
            <text:p>0.7143487217381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44062058882" calcext:value-type="float">
            <text:p>2.044062058882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98584948858" calcext:value-type="float">
            <text:p>1.4298584948858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34556384677" calcext:value-type="float">
            <text:p>0.71434556384677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976662129829" calcext:value-type="float">
            <text:p>2.0976662129829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74766868666" calcext:value-type="float">
            <text:p>0.7147476686866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336599645685" calcext:value-type="float">
            <text:p>2.0336599645685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77563918354" calcext:value-type="float">
            <text:p>1.4277563918354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74766868666" calcext:value-type="float">
            <text:p>0.71474766868666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1060251515525" calcext:value-type="float">
            <text:p>2.1060251515525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921353767" calcext:value-type="float">
            <text:p>0.713921353767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44406269046" calcext:value-type="float">
            <text:p>2.044406269046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92279692337" calcext:value-type="float">
            <text:p>1.4292279692337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92556428888" calcext:value-type="float">
            <text:p>0.71392556428888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993672638239" calcext:value-type="float">
            <text:p>2.0993672638239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1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30451125841" calcext:value-type="float">
            <text:p>0.71430451125841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24485237384" calcext:value-type="float">
            <text:p>2.024485237384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81227072393" calcext:value-type="float">
            <text:p>1.428122707239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54739837116" calcext:value-type="float">
            <text:p>0.7154739837116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1024535763647" calcext:value-type="float">
            <text:p>2.1024535763647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1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87924854816" calcext:value-type="float">
            <text:p>0.7138792485481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1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420715346615" calcext:value-type="float">
            <text:p>2.0420715346615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85237594487" calcext:value-type="float">
            <text:p>1.4285237594487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66766877087" calcext:value-type="float">
            <text:p>0.71466766877087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1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1001662103514" calcext:value-type="float">
            <text:p>2.1001662103514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1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73819501243" calcext:value-type="float">
            <text:p>0.7147381950124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184694542427" calcext:value-type="float">
            <text:p>2.0184694542427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80079705179" calcext:value-type="float">
            <text:p>1.428007970517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78451075315" calcext:value-type="float">
            <text:p>0.71478451075315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1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1046925213763" calcext:value-type="float">
            <text:p>2.1046925213763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1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37924802184" calcext:value-type="float">
            <text:p>0.71437924802184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454062679934" calcext:value-type="float">
            <text:p>2.0454062679934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1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91542851008" calcext:value-type="float">
            <text:p>1.4291542851008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1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30661651935" calcext:value-type="float">
            <text:p>0.71430661651935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874746447635" calcext:value-type="float">
            <text:p>2.0874746447635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1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565503615259" calcext:value-type="float">
            <text:p>0.7156550361525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1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351241735535" calcext:value-type="float">
            <text:p>2.0351241735535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1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80711283462" calcext:value-type="float">
            <text:p>1.4280711283462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1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87924854816" calcext:value-type="float">
            <text:p>0.71387924854816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1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1003535785752" calcext:value-type="float">
            <text:p>2.1003535785752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1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8055644152" calcext:value-type="float">
            <text:p>0.7138055644152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1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400399578527" calcext:value-type="float">
            <text:p>2.0400399578527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1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306605993046" calcext:value-type="float">
            <text:p>1.430660599304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1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73819501243" calcext:value-type="float">
            <text:p>0.71473819501243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102858839096" calcext:value-type="float">
            <text:p>2.102858839096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1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0876693814" calcext:value-type="float">
            <text:p>0.7140876693814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350578578338" calcext:value-type="float">
            <text:p>2.0350578578338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305111257778" calcext:value-type="float">
            <text:p>1.4305111257778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1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37924802184" calcext:value-type="float">
            <text:p>0.71437924802184</text:p>
          </table:table-cell>
        </table:table-row>
        <table:table-row table:style-name="ro1">
          <table:table-cell table:number-columns-repeated="19"/>
          <table:table-cell table:formula="of:=AVERAGE([.T299:.T328])" office:value-type="float" office:value="2.10049891175554" calcext:value-type="float">
            <text:p>2.10049891175554</text:p>
          </table:table-cell>
          <table:table-cell/>
          <table:table-cell table:formula="of:=AVERAGE([.AC299:.AC328])" office:value-type="float" office:value="0.714396826950708" calcext:value-type="float">
            <text:p>0.714396826950708</text:p>
          </table:table-cell>
          <table:table-cell/>
          <table:table-cell table:formula="of:=AVERAGE([.AJ299:.AJ328])" office:value-type="float" office:value="2.03930683581737" calcext:value-type="float">
            <text:p>2.03930683581737</text:p>
          </table:table-cell>
          <table:table-cell/>
          <table:table-cell table:formula="of:=AVERAGE([.AQ317:.AQ346])" office:value-type="float" office:value="1.42905963607759" calcext:value-type="float">
            <text:p>1.42905963607759</text:p>
          </table:table-cell>
          <table:table-cell/>
          <table:table-cell table:formula="of:=AVERAGE([.AX299:.AX328])" office:value-type="float" office:value="0.714397388353626" calcext:value-type="float">
            <text:p>0.714397388353626</text:p>
          </table:table-cell>
          <table:table-cell table:number-columns-repeated="2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9">00/00/0000</text:date>, <text:time style:data-style-name="N2" text:time-value="21:21:50.10033305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9T18:15:36.654582374</meta:creation-date>
    <meta:generator>LibreOffice/6.4.6.2$Linux_X86_64 LibreOffice_project/40$Build-2</meta:generator>
    <dc:date>2021-01-29T19:35:38.252892837</dc:date>
    <meta:editing-duration>PT17M37S</meta:editing-duration>
    <meta:editing-cycles>10</meta:editing-cycles>
    <meta:document-statistic meta:table-count="1" meta:cell-count="9156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5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1.1" chart:interval-major="0.1" chart:reverse-direction="false" text:line-break="false" loext:try-staggering-first="false" chart:link-data-style-to-source="true" chart:axis-position="0"/>
      <style:graphic-properties svg:stroke-color="#b3b3b3"/>
      <style:text-properties fo:font-size="13pt" style:font-size-asian="10pt" style:font-size-complex="10pt"/>
    </style:style>
    <style:style style:name="ch6" style:family="chart">
      <style:chart-properties chart:auto-position="true" style:rotation-angle="0"/>
      <style:text-properties fo:font-size="13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13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 draw:fill-image-name="ChartBitmap_20_2" draw:opacity="50%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5.002cm" svg:height="15.062cm" xlink:href=".." xlink:type="simple" chart:class="chart:scatter" chart:style-name="ch1">
        <chart:title svg:x="10.316cm" svg:y="0.436cm" chart:style-name="ch2">
          <text:p>Mean Throughput</text:p>
        </chart:title>
        <chart:legend chart:legend-position="end" svg:x="21.445cm" svg:y="6.273cm" style:legend-expansion="high" chart:style-name="ch3"/>
        <chart:plot-area chart:style-name="ch4" table:cell-range-address="Sheet1.C11:Sheet1.D20 Sheet1.D10:Sheet1.D10 Sheet1.H10:Sheet1.H20 Sheet1.J10:Sheet1.J20 Sheet1.L10:Sheet1.L20" chart:data-source-has-labels="row" svg:x="1.73cm" svg:y="1.638cm" svg:width="19.215cm" svg:height="11.923cm">
          <chartooo:coordinate-region svg:x="2.457cm" svg:y="1.837cm" svg:width="18.182cm" svg:height="10.971cm"/>
          <chart:axis chart:dimension="x" chart:name="primary-x" chart:style-name="ch5">
            <chart:title svg:x="11.135cm" svg:y="13.863cm" chart:style-name="ch6">
              <text:p>p</text:p>
            </chart:title>
          </chart:axis>
          <chart:axis chart:dimension="y" chart:name="primary-y" chart:style-name="ch7">
            <chart:title svg:x="0.451cm" svg:y="10.804cm" chart:style-name="ch8">
              <text:p>Mean Throughput [packets/slot]</text:p>
            </chart:title>
            <chart:grid chart:style-name="ch9" chart:class="major"/>
          </chart:axis>
          <chart:series chart:style-name="ch10" chart:values-cell-range-address="Sheet1.D11:Sheet1.D20" chart:label-cell-address="Sheet1.D10:Sheet1.D10" chart:class="chart:scatter">
            <chart:domain table:cell-range-address="Sheet1.C11:Sheet1.C20"/>
            <chart:data-point chart:repeated="10"/>
          </chart:series>
          <chart:series chart:style-name="ch11" chart:values-cell-range-address="Sheet1.H11:Sheet1.H20" chart:label-cell-address="Sheet1.H10:Sheet1.H10" chart:class="chart:scatter">
            <chart:data-point chart:repeated="10"/>
          </chart:series>
          <chart:series chart:style-name="ch12" chart:values-cell-range-address="Sheet1.J11:Sheet1.J20" chart:label-cell-address="Sheet1.J10:Sheet1.J10" chart:class="chart:scatter">
            <chart:data-point chart:repeated="10"/>
          </chart:series>
          <chart:series chart:style-name="ch13" chart:values-cell-range-address="Sheet1.L11:Sheet1.L20" chart:label-cell-address="Sheet1.L10:Sheet1.L10" chart:class="chart:scatter">
            <chart:data-point chart:repeated="1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N=30,C=6</text:p>
                <draw:g>
                  <svg:desc>Sheet1.D10:Sheet1.D10</svg:desc>
                </draw:g>
              </table:table-cell>
              <table:table-cell office:value-type="string">
                <text:p>N=20,C=6</text:p>
                <draw:g>
                  <svg:desc>Sheet1.H10:Sheet1.H10</svg:desc>
                </draw:g>
              </table:table-cell>
              <table:table-cell office:value-type="string">
                <text:p>N=10, C=6</text:p>
                <draw:g>
                  <svg:desc>Sheet1.J10:Sheet1.J10</svg:desc>
                </draw:g>
              </table:table-cell>
              <table:table-cell office:value-type="string">
                <text:p>N=5,C=6</text:p>
                <draw:g>
                  <svg:desc>Sheet1.L10:Sheet1.L1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">
                <text:p>0.1</text:p>
                <draw:g>
                  <svg:desc>Sheet1.C11:Sheet1.C20</svg:desc>
                </draw:g>
              </table:table-cell>
              <table:table-cell office:value-type="float" office:value="1.67518328928074">
                <text:p>1.67518328928074</text:p>
                <draw:g>
                  <svg:desc>Sheet1.D11:Sheet1.D20</svg:desc>
                </draw:g>
              </table:table-cell>
              <table:table-cell office:value-type="float" office:value="1.34855310678621">
                <text:p>1.34855310678621</text:p>
                <draw:g>
                  <svg:desc>Sheet1.H11:Sheet1.H20</svg:desc>
                </draw:g>
              </table:table-cell>
              <table:table-cell office:value-type="float" office:value="0.823090502009998">
                <text:p>0.823090502009998</text:p>
                <draw:g>
                  <svg:desc>Sheet1.J11:Sheet1.J20</svg:desc>
                </draw:g>
              </table:table-cell>
              <table:table-cell office:value-type="float" office:value="0.457600851648226">
                <text:p>0.457600851648226</text:p>
                <draw:g>
                  <svg:desc>Sheet1.L11:Sheet1.L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">
                <text:p>0.2</text:p>
              </table:table-cell>
              <table:table-cell office:value-type="float" office:value="1.95294889163274">
                <text:p>1.95294889163274</text:p>
              </table:table-cell>
              <table:table-cell office:value-type="float" office:value="1.77607521816643">
                <text:p>1.77607521816643</text:p>
              </table:table-cell>
              <table:table-cell office:value-type="float" office:value="1.29336303706146">
                <text:p>1.29336303706146</text:p>
              </table:table-cell>
              <table:table-cell office:value-type="float" office:value="0.714397107652168">
                <text:p>0.71439710765216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">
                <text:p>0.3</text:p>
              </table:table-cell>
              <table:table-cell office:value-type="float" office:value="2.01476268621471">
                <text:p>2.01476268621471</text:p>
              </table:table-cell>
              <table:table-cell office:value-type="float" office:value="1.89919098330774">
                <text:p>1.89919098330774</text:p>
              </table:table-cell>
              <table:table-cell office:value-type="float" office:value="1.42856319549737">
                <text:p>1.42856319549737</text:p>
              </table:table-cell>
              <table:table-cell office:value-type="float" office:value="0.714396616424614">
                <text:p>0.7143966164246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">
                <text:p>0.4</text:p>
              </table:table-cell>
              <table:table-cell office:value-type="float" office:value="2.03946451986191">
                <text:p>2.03946451986191</text:p>
              </table:table-cell>
              <table:table-cell office:value-type="float" office:value="1.94975156166502">
                <text:p>1.94975156166502</text:p>
              </table:table-cell>
              <table:table-cell office:value-type="float" office:value="1.42866672922299">
                <text:p>1.42866672922299</text:p>
              </table:table-cell>
              <table:table-cell office:value-type="float" office:value="0.714396686599979">
                <text:p>0.71439668659997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">
                <text:p>0.5</text:p>
              </table:table-cell>
              <table:table-cell office:value-type="float" office:value="2.05444794268638">
                <text:p>2.05444794268638</text:p>
              </table:table-cell>
              <table:table-cell office:value-type="float" office:value="1.97722518186823">
                <text:p>1.97722518186823</text:p>
              </table:table-cell>
              <table:table-cell office:value-type="float" office:value="1.42867875928553">
                <text:p>1.42867875928553</text:p>
              </table:table-cell>
              <table:table-cell office:value-type="float" office:value="0.714396511161568">
                <text:p>0.71439651116156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">
                <text:p>0.6</text:p>
              </table:table-cell>
              <table:table-cell office:value-type="float" office:value="2.06478063356424">
                <text:p>2.06478063356424</text:p>
              </table:table-cell>
              <table:table-cell office:value-type="float" office:value="1.99238313082478">
                <text:p>1.99238313082478</text:p>
              </table:table-cell>
              <table:table-cell office:value-type="float" office:value="1.42846748131242">
                <text:p>1.42846748131242</text:p>
              </table:table-cell>
              <table:table-cell office:value-type="float" office:value="0.714397388353626">
                <text:p>0.71439738835362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">
                <text:p>0.7</text:p>
              </table:table-cell>
              <table:table-cell office:value-type="float" office:value="2.07167073157467">
                <text:p>2.07167073157467</text:p>
              </table:table-cell>
              <table:table-cell office:value-type="float" office:value="2.00924977973707">
                <text:p>2.00924977973707</text:p>
              </table:table-cell>
              <table:table-cell office:value-type="float" office:value="1.4285341353776">
                <text:p>1.4285341353776</text:p>
              </table:table-cell>
              <table:table-cell office:value-type="float" office:value="0.714396897126073">
                <text:p>0.71439689712607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">
                <text:p>0.8</text:p>
              </table:table-cell>
              <table:table-cell office:value-type="float" office:value="2.08133970385295">
                <text:p>2.08133970385295</text:p>
              </table:table-cell>
              <table:table-cell office:value-type="float" office:value="2.01853885767838">
                <text:p>2.01853885767838</text:p>
              </table:table-cell>
              <table:table-cell office:value-type="float" office:value="1.42859172930193">
                <text:p>1.42859172930193</text:p>
              </table:table-cell>
              <table:table-cell office:value-type="float" office:value="0.714396756775344">
                <text:p>0.71439675677534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">
                <text:p>0.9</text:p>
              </table:table-cell>
              <table:table-cell office:value-type="float" office:value="2.0895147829669">
                <text:p>2.0895147829669</text:p>
              </table:table-cell>
              <table:table-cell office:value-type="float" office:value="2.02939305677923">
                <text:p>2.02939305677923</text:p>
              </table:table-cell>
              <table:table-cell office:value-type="float" office:value="1.42840131596854">
                <text:p>1.42840131596854</text:p>
              </table:table-cell>
              <table:table-cell office:value-type="float" office:value="0.714396616424615">
                <text:p>0.7143966164246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2.10049891175554">
                <text:p>2.10049891175554</text:p>
              </table:table-cell>
              <table:table-cell office:value-type="float" office:value="2.03930683581737">
                <text:p>2.03930683581737</text:p>
              </table:table-cell>
              <table:table-cell office:value-type="float" office:value="1.42905963607759">
                <text:p>1.42905963607759</text:p>
              </table:table-cell>
              <table:table-cell office:value-type="float" office:value="0.714397388353626">
                <text:p>0.71439738835362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fill-image draw:name="ChartBitmap_20_1" draw:display-name="ChartBitmap 1" xlink:href="Pictures/100000000000000800000008B2AA4E6A4F6D2D73.png" xlink:type="simple" xlink:show="embed" xlink:actuate="onLoad"/>
    <draw:fill-image draw:name="ChartBitmap_20_2" draw:display-name="ChartBitmap 2" xlink:href="Pictures/10000000000000080000000894642C6FA7144733.png" xlink:type="simple" xlink:show="embed" xlink:actuate="onLoad"/>
  </office:styles>
</office:document-styles>
</file>